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fo:text-align="justify" fo:line-height="115%"/>
      <style:text-properties style:font-name="Times New Roman"/>
    </style:style>
    <style:style style:name="P2" style:parent-style-name="Odlomakpopisa" style:list-style-name="LFO1" style:family="paragraph">
      <style:paragraph-properties fo:text-align="justify" fo:line-height="115%"/>
      <style:text-properties style:font-name="Times New Roman" fo:font-weight="bold" style:font-weight-asian="bold" style:font-weight-complex="bold"/>
    </style:style>
    <style:style style:name="P3" style:parent-style-name="Odlomakpopisa" style:family="paragraph">
      <style:paragraph-properties fo:text-align="justify" fo:line-height="115%"/>
      <style:text-properties style:font-name="Times New Roman"/>
    </style:style>
    <style:style style:name="P4" style:parent-style-name="Odlomakpopisa" style:family="paragraph">
      <style:paragraph-properties fo:text-align="justify" fo:line-height="115%"/>
    </style:style>
    <style:style style:name="T5" style:parent-style-name="Zadanifontodlomka" style:family="text">
      <style:text-properties style:font-name="Times New Roman"/>
    </style:style>
    <style:style style:name="T6" style:parent-style-name="Zadanifontodlomka" style:family="text">
      <style:text-properties style:font-name="Times New Roman" fo:font-style="italic" style:font-style-asian="italic" style:font-style-complex="italic"/>
    </style:style>
    <style:style style:name="T7" style:parent-style-name="Zadanifontodlomka" style:family="text">
      <style:text-properties style:font-name="Times New Roman"/>
    </style:style>
    <style:style style:name="P8" style:parent-style-name="Odlomakpopisa" style:family="paragraph">
      <style:paragraph-properties fo:text-align="justify" fo:line-height="115%"/>
      <style:text-properties style:font-name="Times New Roman"/>
    </style:style>
    <style:style style:name="P9" style:parent-style-name="Odlomakpopisa" style:list-style-name="LFO1" style:family="paragraph">
      <style:paragraph-properties fo:text-align="justify" fo:line-height="115%"/>
    </style:style>
    <style:style style:name="T10" style:parent-style-name="cf01" style:family="text">
      <style:text-properties style:font-name="Times New Roman" style:font-name-complex="Times New Roman" fo:font-size="11pt" style:font-size-asian="11pt" style:font-size-complex="11pt"/>
    </style:style>
    <style:style style:name="P11" style:parent-style-name="Normal" style:family="paragraph">
      <style:paragraph-properties fo:text-align="justify" fo:line-height="115%"/>
      <style:text-properties style:font-name="Times New Roman"/>
    </style:style>
    <style:style style:name="P12" style:parent-style-name="Odlomakpopisa" style:list-style-name="LFO1" style:family="paragraph">
      <style:paragraph-properties fo:text-align="justify" fo:line-height="115%"/>
    </style:style>
    <style:style style:name="T13" style:parent-style-name="Zadanifontodlomka" style:family="text">
      <style:text-properties style:font-name="Times New Roman" fo:font-weight="bold" style:font-weight-asian="bold" style:font-weight-complex="bold"/>
    </style:style>
    <style:style style:name="T14" style:parent-style-name="Zadanifontodlomka" style:family="text">
      <style:text-properties style:font-name="Times New Roman"/>
    </style:style>
    <style:style style:name="T15" style:parent-style-name="Zadanifontodlomka" style:family="text">
      <style:text-properties style:font-name="Times New Roman" fo:font-weight="bold" style:font-weight-asian="bold" style:font-weight-complex="bold"/>
    </style:style>
    <style:style style:name="T16" style:parent-style-name="Zadanifontodlomka" style:family="text">
      <style:text-properties style:font-name="Times New Roman"/>
    </style:style>
    <style:style style:name="P17" style:parent-style-name="Odlomakpopisa" style:family="paragraph">
      <style:paragraph-properties fo:text-align="justify" fo:line-height="115%"/>
      <style:text-properties style:font-name="Times New Roman"/>
    </style:style>
    <style:style style:name="P18" style:parent-style-name="Odlomakpopisa" style:family="paragraph">
      <style:paragraph-properties fo:text-align="justify" fo:line-height="115%"/>
    </style:style>
    <style:style style:name="T19" style:parent-style-name="Zadanifontodlomka" style:family="text">
      <style:text-properties style:font-name="Times New Roman"/>
    </style:style>
    <style:style style:name="T20" style:parent-style-name="Zadanifontodlomka" style:family="text">
      <style:text-properties style:font-name="Times New Roman" fo:background-color="#FFFFFF"/>
    </style:style>
    <style:style style:name="T21" style:parent-style-name="Zadanifontodlomka" style:family="text">
      <style:text-properties style:font-name="Times New Roman" fo:font-style="italic" style:font-style-asian="italic" style:font-style-complex="italic" fo:background-color="#FFFFFF"/>
    </style:style>
    <style:style style:name="T22" style:parent-style-name="Zadanifontodlomka" style:family="text">
      <style:text-properties style:font-name="Times New Roman" fo:background-color="#FFFFFF"/>
    </style:style>
    <style:style style:name="T23" style:parent-style-name="Zadanifontodlomka" style:family="text">
      <style:text-properties style:font-name="Times New Roman"/>
    </style:style>
    <style:style style:name="T24" style:parent-style-name="Zadanifontodlomka" style:family="text">
      <style:text-properties style:font-name="Times New Roman" fo:background-color="#FFFFFF"/>
    </style:style>
    <style:style style:name="T25" style:parent-style-name="Zadanifontodlomka" style:family="text">
      <style:text-properties style:font-name="Times New Roman"/>
    </style:style>
    <style:style style:name="T26" style:parent-style-name="Zadanifontodlomka" style:family="text">
      <style:text-properties style:font-name="Times New Roman"/>
    </style:style>
    <style:style style:name="T27" style:parent-style-name="cf01" style:family="text">
      <style:text-properties style:font-name="Times New Roman" style:font-name-complex="Times New Roman" fo:font-size="11pt" style:font-size-asian="11pt" style:font-size-complex="11pt"/>
    </style:style>
    <style:style style:name="T28" style:parent-style-name="Zadanifontodlomka" style:family="text">
      <style:text-properties style:font-name="Times New Roman"/>
    </style:style>
    <style:style style:name="P29" style:parent-style-name="Odlomakpopisa" style:family="paragraph">
      <style:paragraph-properties fo:text-align="justify" fo:line-height="115%"/>
      <style:text-properties style:font-name="Times New Roman"/>
    </style:style>
    <style:style style:name="P30" style:parent-style-name="Odlomakpopisa" style:list-style-name="LFO1" style:family="paragraph">
      <style:paragraph-properties fo:text-align="justify" fo:line-height="115%"/>
      <style:text-properties style:font-name="Times New Roman"/>
    </style:style>
    <style:style style:name="P31" style:parent-style-name="Normal" style:family="paragraph">
      <style:paragraph-properties fo:text-align="justify" fo:line-height="115%"/>
      <style:text-properties style:font-name="Times New Roman"/>
    </style:style>
    <style:style style:name="P32" style:parent-style-name="Odlomakpopisa" style:list-style-name="LFO1" style:family="paragraph">
      <style:paragraph-properties fo:text-align="justify" fo:line-height="115%"/>
      <style:text-properties style:font-name="Times New Roman" fo:font-weight="bold" style:font-weight-asian="bold" style:font-weight-complex="bold"/>
    </style:style>
    <style:style style:name="P33" style:parent-style-name="Odlomakpopisa" style:family="paragraph">
      <style:paragraph-properties fo:text-align="justify" fo:line-height="115%"/>
      <style:text-properties style:font-name="Times New Roman"/>
    </style:style>
    <style:style style:name="P34" style:parent-style-name="Odlomakpopisa" style:family="paragraph">
      <style:paragraph-properties fo:text-align="justify" fo:line-height="115%"/>
    </style:style>
    <style:style style:name="T35" style:parent-style-name="Zadanifontodlomka" style:family="text">
      <style:text-properties style:font-name="Times New Roman"/>
    </style:style>
    <style:style style:name="T36" style:parent-style-name="Zadanifontodlomka" style:family="text">
      <style:text-properties style:font-name="Times New Roman" fo:font-weight="bold" style:font-weight-asian="bold" style:font-weight-complex="bold" fo:font-style="italic" style:font-style-asian="italic" style:font-style-complex="italic"/>
    </style:style>
    <style:style style:name="T37" style:parent-style-name="Zadanifontodlomka" style:family="text">
      <style:text-properties style:font-name="Times New Roman" fo:font-weight="bold" style:font-weight-asian="bold" style:font-weight-complex="bold"/>
    </style:style>
    <style:style style:name="T38" style:parent-style-name="Zadanifontodlomka" style:family="text">
      <style:text-properties style:font-name="Times New Roman" fo:font-weight="bold" style:font-weight-asian="bold" style:font-weight-complex="bold" style:font-style-complex="italic"/>
    </style:style>
    <style:style style:name="T39" style:parent-style-name="Zadanifontodlomka" style:family="text">
      <style:text-properties style:font-name="Times New Roman" fo:font-weight="bold" style:font-weight-asian="bold" style:font-weight-complex="bold" fo:font-style="italic" style:font-style-asian="italic" style:font-style-complex="italic"/>
    </style:style>
    <style:style style:name="T40" style:parent-style-name="Zadanifontodlomka" style:family="text">
      <style:text-properties style:font-name="Times New Roman" fo:font-weight="bold" style:font-weight-asian="bold" style:font-weight-complex="bold"/>
    </style:style>
    <style:style style:name="T41" style:parent-style-name="Zadanifontodlomka" style:family="text">
      <style:text-properties style:font-name="Times New Roman"/>
    </style:style>
    <style:style style:name="T42" style:parent-style-name="Zadanifontodlomka" style:family="text">
      <style:text-properties style:font-name="Times New Roman" fo:font-weight="bold" style:font-weight-asian="bold" style:font-weight-complex="bold"/>
    </style:style>
    <style:style style:name="T43" style:parent-style-name="Zadanifontodlomka" style:family="text">
      <style:text-properties style:font-name="Times New Roman"/>
    </style:style>
    <style:style style:name="P44" style:parent-style-name="Odlomakpopisa" style:family="paragraph">
      <style:paragraph-properties fo:text-align="justify" fo:line-height="115%"/>
      <style:text-properties style:font-name="Times New Roman"/>
    </style:style>
    <style:style style:name="P45" style:parent-style-name="Odlomakpopisa" style:list-style-name="LFO1" style:family="paragraph">
      <style:paragraph-properties fo:text-align="justify" fo:margin-bottom="0in" fo:line-height="115%"/>
    </style:style>
    <style:style style:name="T46" style:parent-style-name="Zadanifontodlomka" style:family="text">
      <style:text-properties style:font-name="Times New Roman" fo:font-weight="bold" style:font-weight-asian="bold" style:font-weight-complex="bold"/>
    </style:style>
    <style:style style:name="T47" style:parent-style-name="Zadanifontodlomka" style:family="text">
      <style:text-properties style:font-name="Times New Roman"/>
    </style:style>
    <style:style style:name="T48" style:parent-style-name="Zadanifontodlomka" style:family="text">
      <style:text-properties style:font-name="Times New Roman" fo:font-weight="bold" style:font-weight-asian="bold" style:font-weight-complex="bold"/>
    </style:style>
    <style:style style:name="T49" style:parent-style-name="Zadanifontodlomka" style:family="text">
      <style:text-properties style:font-name="Times New Roman" fo:font-weight="bold" style:font-weight-asian="bold" style:font-weight-complex="bold"/>
    </style:style>
    <style:style style:name="P50" style:parent-style-name="Normal" style:family="paragraph">
      <style:paragraph-properties fo:text-align="justify" fo:margin-bottom="0in" fo:line-height="115%" fo:margin-left="0.5in">
        <style:tab-stops/>
      </style:paragraph-properties>
      <style:text-properties style:font-name="Times New Roman"/>
    </style:style>
    <style:style style:name="P51" style:parent-style-name="Normal" style:family="paragraph">
      <style:paragraph-properties fo:text-align="justify" fo:margin-bottom="0in" fo:line-height="115%" fo:margin-left="0.5in">
        <style:tab-stops/>
      </style:paragraph-properties>
    </style:style>
    <style:style style:name="T52" style:parent-style-name="Zadanifontodlomka" style:family="text">
      <style:text-properties style:font-name="Times New Roman" fo:font-weight="bold" style:font-weight-asian="bold" style:font-weight-complex="bold"/>
    </style:style>
    <style:style style:name="T53" style:parent-style-name="Zadanifontodlomka" style:family="text">
      <style:text-properties style:font-name="Times New Roman" fo:font-weight="bold" style:font-weight-asian="bold" style:font-weight-complex="bold"/>
    </style:style>
    <style:style style:name="P54" style:parent-style-name="Normal" style:family="paragraph">
      <style:paragraph-properties fo:text-align="justify" fo:line-height="115%" fo:margin-left="0.25in">
        <style:tab-stops/>
      </style:paragraph-properties>
      <style:text-properties style:font-name="Times New Roman"/>
    </style:style>
    <style:style style:name="P55" style:parent-style-name="Normal" style:family="paragraph">
      <style:paragraph-properties fo:text-align="justify" fo:line-height="115%"/>
    </style:style>
    <style:style style:name="T56" style:parent-style-name="Zadanifontodlomka" style:family="text">
      <style:text-properties style:font-name="Times New Roman"/>
    </style:style>
    <style:style style:name="T57" style:parent-style-name="Zadanifontodlomka" style:family="text">
      <style:text-properties style:font-name="Times New Roman"/>
    </style:style>
    <style:style style:name="T58" style:parent-style-name="Zadanifontodlomka" style:family="text">
      <style:text-properties style:font-name="Times New Roman" fo:font-style="italic" style:font-style-asian="italic" style:font-style-complex="italic"/>
    </style:style>
    <style:style style:name="T59" style:parent-style-name="Zadanifontodlomka" style:family="text">
      <style:text-properties style:font-name="Times New Roman"/>
    </style:style>
    <style:style style:name="P60" style:parent-style-name="Normal" style:family="paragraph">
      <style:paragraph-properties fo:text-align="justify" fo:line-height="115%"/>
    </style:style>
    <style:style style:name="T61" style:parent-style-name="Zadanifontodlomka" style:family="text">
      <style:text-properties style:font-name="Times New Roman"/>
    </style:style>
    <style:style style:name="T62" style:parent-style-name="cf01" style:family="text">
      <style:text-properties style:font-name="Times New Roman" style:font-name-complex="Times New Roman" fo:font-size="11pt" style:font-size-asian="11pt" style:font-size-complex="11pt"/>
    </style:style>
    <style:style style:name="T63" style:parent-style-name="Zadanifontodlomka" style:family="text">
      <style:text-properties style:font-name="Times New Roman"/>
    </style:style>
    <style:style style:name="T64" style:parent-style-name="Zadanifontodlomka" style:family="text">
      <style:text-properties style:font-name="Times New Roman" fo:background-color="#FFFFFF"/>
    </style:style>
    <style:style style:name="T65" style:parent-style-name="Zadanifontodlomka" style:family="text">
      <style:text-properties style:font-name="Times New Roman"/>
    </style:style>
    <style:style style:name="T66" style:parent-style-name="cf01" style:family="text">
      <style:text-properties style:font-name="Times New Roman" style:font-name-complex="Times New Roman" fo:font-size="11pt" style:font-size-asian="11pt" style:font-size-complex="11pt"/>
    </style:style>
    <style:style style:name="T67" style:parent-style-name="Zadanifontodlomka" style:family="text">
      <style:text-properties style:font-name="Times New Roman"/>
    </style:style>
    <style:style style:name="T68" style:parent-style-name="cf01" style:family="text">
      <style:text-properties style:font-name="Times New Roman" style:font-name-complex="Times New Roman" fo:font-size="11pt" style:font-size-asian="11pt" style:font-size-complex="11pt"/>
    </style:style>
    <style:style style:name="T69" style:parent-style-name="Zadanifontodlomka" style:family="text">
      <style:text-properties style:font-name="Times New Roman"/>
    </style:style>
    <style:style style:name="T70" style:parent-style-name="Zadanifontodlomka" style:family="text">
      <style:text-properties style:font-name="Times New Roman" fo:font-style="italic" style:font-style-asian="italic" style:font-style-complex="italic"/>
    </style:style>
    <style:style style:name="T71" style:parent-style-name="Zadanifontodlomka" style:family="text">
      <style:text-properties style:font-name="Times New Roman"/>
    </style:style>
    <style:style style:name="P72" style:parent-style-name="Odlomakpopisa" style:list-style-name="LFO1" style:family="paragraph">
      <style:paragraph-properties fo:text-align="justify" fo:line-height="115%"/>
      <style:text-properties style:font-name="Times New Roman"/>
    </style:style>
    <style:style style:name="P73" style:parent-style-name="Odlomakpopisa" style:family="paragraph">
      <style:paragraph-properties fo:text-align="justify" fo:line-height="115%"/>
      <style:text-properties style:font-name="Times New Roman"/>
    </style:style>
    <style:style style:name="P74" style:parent-style-name="Odlomakpopisa" style:list-style-name="LFO1" style:family="paragraph">
      <style:paragraph-properties fo:text-align="justify" fo:line-height="115%"/>
    </style:style>
    <style:style style:name="T75" style:parent-style-name="Zadanifontodlomka" style:family="text">
      <style:text-properties style:font-name="Times New Roman" fo:font-weight="bold" style:font-weight-asian="bold" style:font-weight-complex="bold"/>
    </style:style>
    <style:style style:name="T76" style:parent-style-name="Zadanifontodlomka" style:family="text">
      <style:text-properties style:font-name="Times New Roman"/>
    </style:style>
    <style:style style:name="P77" style:parent-style-name="Odlomakpopisa" style:family="paragraph">
      <style:paragraph-properties fo:text-align="justify" fo:line-height="115%"/>
      <style:text-properties style:font-name="Times New Roman"/>
    </style:style>
    <style:style style:name="P78" style:parent-style-name="Normal" style:family="paragraph">
      <style:paragraph-properties fo:text-align="justify" fo:line-height="115%"/>
    </style:style>
    <style:style style:name="T79" style:parent-style-name="cf01" style:family="text">
      <style:text-properties style:font-name="Times New Roman" style:font-name-complex="Times New Roman" fo:font-size="11pt" style:font-size-asian="11pt" style:font-size-complex="11pt"/>
    </style:style>
    <style:style style:name="T80" style:parent-style-name="Zadanifontodlomka" style:family="text">
      <style:text-properties style:font-name="Times New Roman"/>
    </style:style>
    <style:style style:name="T81" style:parent-style-name="Zadanifontodlomka" style:family="text">
      <style:text-properties style:font-name="Times New Roman" fo:font-style="italic" style:font-style-asian="italic" style:font-style-complex="italic"/>
    </style:style>
    <style:style style:name="T82" style:parent-style-name="Zadanifontodlomka" style:family="text">
      <style:text-properties style:font-name="Times New Roman"/>
    </style:style>
    <style:style style:name="P83" style:parent-style-name="Odlomakpopisa" style:list-style-name="LFO1" style:family="paragraph">
      <style:paragraph-properties fo:text-align="justify" fo:line-height="115%"/>
      <style:text-properties style:font-name="Times New Roman" fo:font-weight="bold" style:font-weight-asian="bold" style:font-weight-complex="bold"/>
    </style:style>
    <style:style style:name="P84" style:parent-style-name="Odlomakpopisa" style:family="paragraph">
      <style:paragraph-properties fo:text-align="justify" fo:line-height="115%"/>
      <style:text-properties style:font-name="Times New Roman"/>
    </style:style>
    <style:style style:name="P85" style:parent-style-name="Odlomakpopisa" style:family="paragraph">
      <style:paragraph-properties fo:text-align="justify" fo:line-height="115%"/>
    </style:style>
    <style:style style:name="T86" style:parent-style-name="Zadanifontodlomka" style:family="text">
      <style:text-properties style:font-name="Times New Roman"/>
    </style:style>
    <style:style style:name="T87" style:parent-style-name="Zadanifontodlomka" style:family="text">
      <style:text-properties style:font-name="Times New Roman" fo:font-weight="bold" style:font-weight-asian="bold" style:font-weight-complex="bold" fo:font-style="italic" style:font-style-asian="italic" style:font-style-complex="italic"/>
    </style:style>
    <style:style style:name="T88" style:parent-style-name="Zadanifontodlomka" style:family="text">
      <style:text-properties style:font-name="Times New Roman" fo:font-weight="bold" style:font-weight-asian="bold" style:font-weight-complex="bold"/>
    </style:style>
    <style:style style:name="T89" style:parent-style-name="Zadanifontodlomka" style:family="text">
      <style:text-properties style:font-name="Times New Roman" fo:font-weight="bold" style:font-weight-asian="bold" style:font-weight-complex="bold" style:font-style-complex="italic"/>
    </style:style>
    <style:style style:name="T90" style:parent-style-name="Zadanifontodlomka" style:family="text">
      <style:text-properties style:font-name="Times New Roman" fo:font-weight="bold" style:font-weight-asian="bold" style:font-weight-complex="bold" fo:font-style="italic" style:font-style-asian="italic" style:font-style-complex="italic"/>
    </style:style>
    <style:style style:name="T91" style:parent-style-name="Zadanifontodlomka" style:family="text">
      <style:text-properties style:font-name="Times New Roman" fo:font-weight="bold" style:font-weight-asian="bold" style:font-weight-complex="bold"/>
    </style:style>
    <style:style style:name="T92" style:parent-style-name="Zadanifontodlomka" style:family="text">
      <style:text-properties style:font-name="Times New Roman"/>
    </style:style>
    <style:style style:name="T93" style:parent-style-name="Zadanifontodlomka" style:family="text">
      <style:text-properties style:font-name="Times New Roman" fo:font-weight="bold" style:font-weight-asian="bold" style:font-weight-complex="bold"/>
    </style:style>
    <style:style style:name="T94" style:parent-style-name="Zadanifontodlomka" style:family="text">
      <style:text-properties style:font-name="Times New Roman" fo:font-weight="bold" style:font-weight-asian="bold" style:font-weight-complex="bold"/>
    </style:style>
    <style:style style:name="T95" style:parent-style-name="Zadanifontodlomka" style:family="text">
      <style:text-properties style:font-name="Times New Roman"/>
    </style:style>
    <style:style style:name="P96" style:parent-style-name="Odlomakpopisa" style:family="paragraph">
      <style:paragraph-properties fo:text-align="justify" fo:line-height="115%"/>
    </style:style>
    <style:style style:name="T97" style:parent-style-name="Zadanifontodlomka" style:family="text">
      <style:text-properties style:font-name="Times New Roman"/>
    </style:style>
    <style:style style:name="T98" style:parent-style-name="Zadanifontodlomka" style:family="text">
      <style:text-properties style:font-name="Times New Roman" fo:font-weight="bold" style:font-weight-asian="bold" style:font-weight-complex="bold"/>
    </style:style>
    <style:style style:name="T99" style:parent-style-name="Zadanifontodlomka" style:family="text">
      <style:text-properties style:font-name="Times New Roman"/>
    </style:style>
    <style:style style:name="P100" style:parent-style-name="Odlomakpopisa" style:family="paragraph">
      <style:paragraph-properties fo:text-align="justify" fo:line-height="115%"/>
    </style:style>
    <style:style style:name="T101" style:parent-style-name="Zadanifontodlomka" style:family="text">
      <style:text-properties style:font-name="Times New Roman"/>
    </style:style>
    <style:style style:name="T102" style:parent-style-name="Zadanifontodlomka" style:family="text">
      <style:text-properties style:font-name="Times New Roman" fo:font-style="italic" style:font-style-asian="italic" style:font-style-complex="italic"/>
    </style:style>
    <style:style style:name="T103" style:parent-style-name="Zadanifontodlomka" style:family="text">
      <style:text-properties style:font-name="Times New Roman"/>
    </style:style>
    <style:style style:name="T104" style:parent-style-name="Zadanifontodlomka" style:family="text">
      <style:text-properties style:font-name="Times New Roman" fo:font-style="italic" style:font-style-asian="italic" style:font-style-complex="italic"/>
    </style:style>
    <style:style style:name="T105" style:parent-style-name="Zadanifontodlomka" style:family="text">
      <style:text-properties style:font-name="Times New Roman"/>
    </style:style>
    <style:style style:name="T106" style:parent-style-name="Zadanifontodlomka" style:family="text">
      <style:text-properties style:font-name="Times New Roman" fo:font-style="italic" style:font-style-asian="italic" style:font-style-complex="italic"/>
    </style:style>
    <style:style style:name="T107" style:parent-style-name="Zadanifontodlomka" style:family="text">
      <style:text-properties style:font-name="Times New Roman"/>
    </style:style>
    <style:style style:name="P108" style:parent-style-name="Odlomakpopisa" style:family="paragraph">
      <style:paragraph-properties fo:text-align="justify" fo:line-height="115%"/>
      <style:text-properties style:font-name="Times New Roman"/>
    </style:style>
    <style:style style:name="P109" style:parent-style-name="Odlomakpopisa" style:list-style-name="LFO1" style:family="paragraph">
      <style:paragraph-properties fo:text-align="justify" fo:line-height="115%"/>
      <style:text-properties style:font-name="Times New Roman" fo:font-weight="bold" style:font-weight-asian="bold" style:font-weight-complex="bold"/>
    </style:style>
    <style:style style:name="P110" style:parent-style-name="Normal" style:family="paragraph">
      <style:paragraph-properties fo:text-align="justify" fo:line-height="115%"/>
    </style:style>
    <style:style style:name="T111" style:parent-style-name="Zadanifontodlomka" style:family="text">
      <style:text-properties style:font-name="Times New Roman"/>
    </style:style>
    <style:style style:name="T112" style:parent-style-name="Zadanifontodlomka" style:family="text">
      <style:text-properties style:font-name="Times New Roman" fo:font-style="italic" style:font-style-asian="italic" style:font-style-complex="italic"/>
    </style:style>
    <style:style style:name="T113" style:parent-style-name="Zadanifontodlomka" style:family="text">
      <style:text-properties style:font-name="Times New Roman"/>
    </style:style>
    <style:style style:name="P114" style:parent-style-name="Normal" style:family="paragraph">
      <style:paragraph-properties fo:text-align="justify" fo:line-height="115%"/>
      <style:text-properties style:font-name="Times New Roman"/>
    </style:style>
    <style:style style:name="P115" style:parent-style-name="Odlomakpopisa" style:list-style-name="LFO1" style:family="paragraph">
      <style:paragraph-properties fo:text-align="justify" fo:margin-bottom="0in" fo:line-height="115%"/>
      <style:text-properties style:font-name="Times New Roman" fo:font-weight="bold" style:font-weight-asian="bold" style:font-weight-complex="bold"/>
    </style:style>
    <style:style style:name="P116" style:parent-style-name="Normal" style:family="paragraph">
      <style:paragraph-properties fo:text-align="justify" fo:line-height="115%"/>
      <style:text-properties style:font-name="Times New Roman"/>
    </style:style>
    <style:style style:name="P117" style:parent-style-name="Normal" style:family="paragraph">
      <style:paragraph-properties fo:text-align="justify" fo:line-height="115%"/>
    </style:style>
    <style:style style:name="T118" style:parent-style-name="Zadanifontodlomka" style:family="text">
      <style:text-properties style:font-name="Times New Roman"/>
    </style:style>
    <style:style style:name="T119" style:parent-style-name="Zadanifontodlomka" style:family="text">
      <style:text-properties style:font-name="Times New Roman" fo:font-style="italic" style:font-style-asian="italic" style:font-style-complex="italic"/>
    </style:style>
    <style:style style:name="T120" style:parent-style-name="Zadanifontodlomka" style:family="text">
      <style:text-properties style:font-name="Times New Roman"/>
    </style:style>
    <style:style style:name="P121" style:parent-style-name="Odlomakpopisa" style:list-style-name="LFO1" style:family="paragraph">
      <style:paragraph-properties fo:text-align="justify" fo:margin-bottom="0in" fo:line-height="115%"/>
      <style:text-properties style:font-name="Times New Roman" fo:font-weight="bold" style:font-weight-asian="bold" style:font-weight-complex="bold"/>
    </style:style>
    <style:style style:name="P122" style:parent-style-name="Odlomakpopisa" style:family="paragraph">
      <style:paragraph-properties fo:text-align="justify" fo:line-height="115%"/>
      <style:text-properties style:font-name="Times New Roman"/>
    </style:style>
    <style:style style:name="P123" style:parent-style-name="Normal" style:family="paragraph">
      <style:paragraph-properties fo:text-align="justify" fo:line-height="115%"/>
    </style:style>
    <style:style style:name="T124" style:parent-style-name="Zadanifontodlomka" style:family="text">
      <style:text-properties style:font-name="Times New Roman"/>
    </style:style>
    <style:style style:name="T125" style:parent-style-name="Zadanifontodlomka" style:family="text">
      <style:text-properties style:font-name="Times New Roman" fo:background-color="#FFFFFF"/>
    </style:style>
    <style:style style:name="T126" style:parent-style-name="Zadanifontodlomka" style:family="text">
      <style:text-properties style:font-name="Times New Roman"/>
    </style:style>
    <style:style style:name="T127" style:parent-style-name="cf01" style:family="text">
      <style:text-properties style:font-name="Times New Roman" style:font-name-complex="Times New Roman" fo:font-size="11pt" style:font-size-asian="11pt" style:font-size-complex="11pt"/>
    </style:style>
    <style:style style:name="T128" style:parent-style-name="Zadanifontodlomka" style:family="text">
      <style:text-properties style:font-name="Times New Roman"/>
    </style:style>
    <style:style style:name="T129" style:parent-style-name="Zadanifontodlomka" style:family="text">
      <style:text-properties style:font-name="Times New Roman" fo:font-style="italic" style:font-style-asian="italic" style:font-style-complex="italic"/>
    </style:style>
    <style:style style:name="T130" style:parent-style-name="Zadanifontodlomka" style:family="text">
      <style:text-properties style:font-name="Times New Roman"/>
    </style:style>
    <style:style style:name="T131" style:parent-style-name="Zadanifontodlomka" style:family="text">
      <style:text-properties style:font-name="Times New Roman" fo:font-style="italic" style:font-style-asian="italic" style:font-style-complex="italic"/>
    </style:style>
    <style:style style:name="T132" style:parent-style-name="Zadanifontodlomka" style:family="text">
      <style:text-properties style:font-name="Times New Roman"/>
    </style:style>
    <style:style style:name="T133" style:parent-style-name="Zadanifontodlomka" style:family="text">
      <style:text-properties style:font-name="Times New Roman" style:font-style-complex="italic"/>
    </style:style>
    <style:style style:name="T134" style:parent-style-name="Zadanifontodlomka" style:family="text">
      <style:text-properties style:font-name="Times New Roman"/>
    </style:style>
    <style:style style:name="T135" style:parent-style-name="Zadanifontodlomka" style:family="text">
      <style:text-properties style:font-name="Times New Roman" fo:font-style="italic" style:font-style-asian="italic" style:font-style-complex="italic"/>
    </style:style>
    <style:style style:name="T136" style:parent-style-name="Zadanifontodlomka" style:family="text">
      <style:text-properties style:font-name="Times New Roman"/>
    </style:style>
    <style:style style:name="P137" style:parent-style-name="Normal" style:family="paragraph">
      <style:paragraph-properties fo:text-align="justify" fo:line-height="115%"/>
    </style:style>
    <style:style style:name="T138" style:parent-style-name="Zadanifontodlomka" style:family="text">
      <style:text-properties style:font-name="Times New Roman"/>
    </style:style>
    <style:style style:name="T139" style:parent-style-name="Zadanifontodlomka" style:family="text">
      <style:text-properties style:font-name="Times New Roman"/>
    </style:style>
    <style:style style:name="T140" style:parent-style-name="Zadanifontodlomka" style:family="text">
      <style:text-properties style:font-name="Times New Roman"/>
    </style:style>
    <style:style style:name="T141" style:parent-style-name="Zadanifontodlomka" style:family="text">
      <style:text-properties style:font-name="Times New Roman"/>
    </style:style>
    <style:style style:name="T142" style:parent-style-name="Zadanifontodlomka" style:family="text">
      <style:text-properties style:font-name="Times New Roman" fo:font-style="italic" style:font-style-asian="italic" style:font-style-complex="italic"/>
    </style:style>
    <style:style style:name="T143" style:parent-style-name="Zadanifontodlomka" style:family="text">
      <style:text-properties style:font-name="Times New Roman"/>
    </style:style>
    <style:style style:name="T144" style:parent-style-name="Zadanifontodlomka" style:family="text">
      <style:text-properties style:font-name="Times New Roman" fo:font-style="italic" style:font-style-asian="italic" style:font-style-complex="italic"/>
    </style:style>
    <style:style style:name="T145" style:parent-style-name="Zadanifontodlomka" style:family="text">
      <style:text-properties style:font-name="Times New Roman"/>
    </style:style>
    <style:style style:name="T146" style:parent-style-name="cf01" style:family="text">
      <style:text-properties style:font-name="Times New Roman" style:font-name-complex="Times New Roman" fo:font-size="11pt" style:font-size-asian="11pt" style:font-size-complex="11pt"/>
    </style:style>
    <style:style style:name="T147" style:parent-style-name="Zadanifontodlomka" style:family="text">
      <style:text-properties style:font-name="Times New Roman"/>
    </style:style>
    <style:style style:name="P148" style:parent-style-name="Odlomakpopisa" style:list-style-name="LFO1" style:family="paragraph">
      <style:paragraph-properties fo:text-align="justify" fo:margin-bottom="0in" fo:line-height="115%"/>
    </style:style>
    <style:style style:name="T149" style:parent-style-name="Zadanifontodlomka" style:family="text">
      <style:text-properties style:font-name="Times New Roman" fo:font-weight="bold" style:font-weight-asian="bold" style:font-weight-complex="bold"/>
    </style:style>
    <style:style style:name="P150" style:parent-style-name="Odlomakpopisa" style:family="paragraph">
      <style:paragraph-properties fo:text-align="justify" fo:line-height="115%"/>
      <style:text-properties style:font-name="Times New Roman"/>
    </style:style>
    <style:style style:name="P151" style:parent-style-name="Normal" style:family="paragraph">
      <style:paragraph-properties fo:text-align="justify" fo:line-height="115%"/>
    </style:style>
    <style:style style:name="T152" style:parent-style-name="Zadanifontodlomka" style:family="text">
      <style:text-properties style:font-name="Times New Roman"/>
    </style:style>
    <style:style style:name="T153" style:parent-style-name="Zadanifontodlomka" style:family="text">
      <style:text-properties style:font-name="Times New Roman" fo:font-style="italic" style:font-style-asian="italic" style:font-style-complex="italic"/>
    </style:style>
    <style:style style:name="T154" style:parent-style-name="Zadanifontodlomka" style:family="text">
      <style:text-properties style:font-name="Times New Roman"/>
    </style:style>
    <style:style style:name="T155" style:parent-style-name="Zadanifontodlomka" style:family="text">
      <style:text-properties style:font-name="Times New Roman" fo:font-style="italic" style:font-style-asian="italic" style:font-style-complex="italic"/>
    </style:style>
    <style:style style:name="T156" style:parent-style-name="Zadanifontodlomka" style:family="text">
      <style:text-properties style:font-name="Times New Roman"/>
    </style:style>
    <style:style style:name="T157" style:parent-style-name="Zadanifontodlomka" style:family="text">
      <style:text-properties style:font-name="Times New Roman" fo:font-style="italic" style:font-style-asian="italic" style:font-style-complex="italic"/>
    </style:style>
    <style:style style:name="T158" style:parent-style-name="Zadanifontodlomka" style:family="text">
      <style:text-properties style:font-name="Times New Roman"/>
    </style:style>
    <style:style style:name="T159" style:parent-style-name="Zadanifontodlomka" style:family="text">
      <style:text-properties style:font-name="Times New Roman" fo:font-style="italic" style:font-style-asian="italic" style:font-style-complex="italic"/>
    </style:style>
    <style:style style:name="T160" style:parent-style-name="Zadanifontodlomka" style:family="text">
      <style:text-properties style:font-name="Times New Roman"/>
    </style:style>
    <style:style style:name="T161" style:parent-style-name="Zadanifontodlomka" style:family="text">
      <style:text-properties style:font-name="Times New Roman" fo:font-style="italic" style:font-style-asian="italic" style:font-style-complex="italic"/>
    </style:style>
    <style:style style:name="T162" style:parent-style-name="Zadanifontodlomka" style:family="text">
      <style:text-properties style:font-name="Times New Roman"/>
    </style:style>
    <style:style style:name="T163" style:parent-style-name="Zadanifontodlomka" style:family="text">
      <style:text-properties style:font-name="Times New Roman" fo:font-style="italic" style:font-style-asian="italic" style:font-style-complex="italic"/>
    </style:style>
    <style:style style:name="T164" style:parent-style-name="Zadanifontodlomka" style:family="text">
      <style:text-properties style:font-name="Times New Roman"/>
    </style:style>
    <style:style style:name="T165" style:parent-style-name="Zadanifontodlomka" style:family="text">
      <style:text-properties style:font-name="Times New Roman" fo:font-style="italic" style:font-style-asian="italic" style:font-style-complex="italic"/>
    </style:style>
    <style:style style:name="T166" style:parent-style-name="Zadanifontodlomka" style:family="text">
      <style:text-properties style:font-name="Times New Roman"/>
    </style:style>
    <style:style style:name="P167" style:parent-style-name="Normal" style:family="paragraph">
      <style:paragraph-properties fo:text-align="justify" fo:line-height="115%"/>
      <style:text-properties style:font-name="Times New Roman"/>
    </style:style>
    <style:style style:name="P168" style:parent-style-name="Normal" style:family="paragraph">
      <style:paragraph-properties fo:text-align="justify" fo:line-height="115%"/>
      <style:text-properties style:font-name="Times New Roman"/>
    </style:style>
    <style:style style:name="P169" style:parent-style-name="Odlomakpopisa" style:list-style-name="LFO1" style:family="paragraph">
      <style:paragraph-properties fo:text-align="justify" fo:line-height="115%"/>
      <style:text-properties style:font-name="Times New Roman" fo:font-weight="bold" style:font-weight-asian="bold" style:font-weight-complex="bold"/>
    </style:style>
    <style:style style:name="P170" style:parent-style-name="Odlomakpopisa" style:family="paragraph">
      <style:paragraph-properties fo:text-align="justify" fo:line-height="115%"/>
      <style:text-properties style:font-name="Times New Roman"/>
    </style:style>
    <style:style style:name="P171" style:parent-style-name="Normal" style:family="paragraph">
      <style:paragraph-properties fo:text-align="justify" fo:line-height="115%"/>
    </style:style>
    <style:style style:name="T172" style:parent-style-name="Zadanifontodlomka" style:family="text">
      <style:text-properties style:font-name="Times New Roman"/>
    </style:style>
    <style:style style:name="T173" style:parent-style-name="Zadanifontodlomka" style:family="text">
      <style:text-properties style:font-name="Times New Roman"/>
    </style:style>
    <style:style style:name="T174" style:parent-style-name="Zadanifontodlomka" style:family="text">
      <style:text-properties style:font-name="Times New Roman"/>
    </style:style>
    <style:style style:name="T175" style:parent-style-name="Zadanifontodlomka" style:family="text">
      <style:text-properties style:font-name="Times New Roman"/>
    </style:style>
    <style:style style:name="T176" style:parent-style-name="Zadanifontodlomka" style:family="text">
      <style:text-properties style:font-name="Times New Roman"/>
    </style:style>
    <style:style style:name="T177" style:parent-style-name="Zadanifontodlomka" style:family="text">
      <style:text-properties style:font-name="Times New Roman" fo:font-style="italic" style:font-style-asian="italic" style:font-style-complex="italic"/>
    </style:style>
    <style:style style:name="T178" style:parent-style-name="Zadanifontodlomka" style:family="text">
      <style:text-properties style:font-name="Times New Roman"/>
    </style:style>
    <style:style style:name="T179" style:parent-style-name="Zadanifontodlomka" style:family="text">
      <style:text-properties style:font-name="Times New Roman" fo:font-style="italic" style:font-style-asian="italic" style:font-style-complex="italic"/>
    </style:style>
    <style:style style:name="T180" style:parent-style-name="Zadanifontodlomka" style:family="text">
      <style:text-properties style:font-name="Times New Roman"/>
    </style:style>
    <style:style style:name="T181" style:parent-style-name="cf01" style:family="text">
      <style:text-properties style:font-name="Times New Roman" style:font-name-complex="Times New Roman" fo:font-size="11pt" style:font-size-asian="11pt" style:font-size-complex="11pt"/>
    </style:style>
    <style:style style:name="T182" style:parent-style-name="Zadanifontodlomka" style:family="text">
      <style:text-properties style:font-name="Times New Roman"/>
    </style:style>
    <style:style style:name="T183" style:parent-style-name="Zadanifontodlomka" style:family="text">
      <style:text-properties style:font-name="Times New Roman"/>
    </style:style>
    <style:style style:name="T184" style:parent-style-name="Zadanifontodlomka" style:family="text">
      <style:text-properties style:font-name="Times New Roman"/>
    </style:style>
    <style:style style:name="T185" style:parent-style-name="Zadanifontodlomka" style:family="text">
      <style:text-properties style:font-name="Times New Roman" fo:font-style="italic" style:font-style-asian="italic" style:font-style-complex="italic"/>
    </style:style>
    <style:style style:name="T186" style:parent-style-name="Zadanifontodlomka" style:family="text">
      <style:text-properties style:font-name="Times New Roman"/>
    </style:style>
    <style:style style:name="T187" style:parent-style-name="Zadanifontodlomka" style:family="text">
      <style:text-properties style:font-name="Times New Roman" fo:font-style="italic" style:font-style-asian="italic" style:font-style-complex="italic"/>
    </style:style>
    <style:style style:name="T188" style:parent-style-name="Zadanifontodlomka" style:family="text">
      <style:text-properties style:font-name="Times New Roman"/>
    </style:style>
    <style:style style:name="T189" style:parent-style-name="Zadanifontodlomka" style:family="text">
      <style:text-properties style:font-name="Times New Roman" fo:font-style="italic" style:font-style-asian="italic" style:font-style-complex="italic"/>
    </style:style>
    <style:style style:name="T190" style:parent-style-name="Zadanifontodlomka" style:family="text">
      <style:text-properties style:font-name="Times New Roman"/>
    </style:style>
    <style:style style:name="T191" style:parent-style-name="Zadanifontodlomka" style:family="text">
      <style:text-properties style:font-name="Times New Roman" fo:font-style="italic" style:font-style-asian="italic" style:font-style-complex="italic"/>
    </style:style>
    <style:style style:name="T192" style:parent-style-name="Zadanifontodlomka" style:family="text">
      <style:text-properties style:font-name="Times New Roman"/>
    </style:style>
    <style:style style:name="T193" style:parent-style-name="Zadanifontodlomka" style:family="text">
      <style:text-properties style:font-name="Times New Roman" fo:font-style="italic" style:font-style-asian="italic" style:font-style-complex="italic"/>
    </style:style>
    <style:style style:name="T194" style:parent-style-name="Zadanifontodlomka" style:family="text">
      <style:text-properties style:font-name="Times New Roman"/>
    </style:style>
    <style:style style:name="T195" style:parent-style-name="Zadanifontodlomka" style:family="text">
      <style:text-properties style:font-name="Times New Roman" fo:font-style="italic" style:font-style-asian="italic" style:font-style-complex="italic"/>
    </style:style>
    <style:style style:name="T196" style:parent-style-name="Zadanifontodlomka" style:family="text">
      <style:text-properties style:font-name="Times New Roman"/>
    </style:style>
    <style:style style:name="T197" style:parent-style-name="Zadanifontodlomka" style:family="text">
      <style:text-properties style:font-name="Times New Roman" fo:font-style="italic" style:font-style-asian="italic" style:font-style-complex="italic"/>
    </style:style>
    <style:style style:name="T198" style:parent-style-name="Zadanifontodlomka" style:family="text">
      <style:text-properties style:font-name="Times New Roman"/>
    </style:style>
    <style:style style:name="P199" style:parent-style-name="Normal" style:family="paragraph">
      <style:paragraph-properties fo:text-align="justify" fo:line-height="115%"/>
      <style:text-properties style:font-name="Times New Roman"/>
    </style:style>
    <style:style style:name="P200" style:parent-style-name="Normal" style:family="paragraph">
      <style:paragraph-properties fo:text-align="justify" fo:line-height="115%"/>
      <style:text-properties style:font-name="Times New Roman"/>
    </style:style>
    <style:style style:name="P201" style:parent-style-name="Odlomakpopisa" style:list-style-name="LFO1" style:family="paragraph">
      <style:paragraph-properties fo:text-align="justify" fo:line-height="115%"/>
      <style:text-properties style:font-name="Times New Roman" fo:font-weight="bold" style:font-weight-asian="bold" style:font-weight-complex="bold"/>
    </style:style>
    <style:style style:name="P202" style:parent-style-name="Odlomakpopisa" style:family="paragraph">
      <style:paragraph-properties fo:text-align="justify" fo:line-height="115%"/>
      <style:text-properties style:font-name="Times New Roman"/>
    </style:style>
    <style:style style:name="P203" style:parent-style-name="Odlomakpopisa" style:family="paragraph">
      <style:paragraph-properties fo:text-align="justify" fo:line-height="115%"/>
    </style:style>
    <style:style style:name="T204" style:parent-style-name="Zadanifontodlomka" style:family="text">
      <style:text-properties style:font-name="Times New Roman" fo:language="de" fo:country="DE"/>
    </style:style>
    <style:style style:name="T205" style:parent-style-name="Zadanifontodlomka" style:family="text">
      <style:text-properties style:font-name="Times New Roman"/>
    </style:style>
    <style:style style:name="T206" style:parent-style-name="Zadanifontodlomka" style:family="text">
      <style:text-properties style:font-name="Times New Roman" fo:language="de" fo:country="DE"/>
    </style:style>
    <style:style style:name="T207" style:parent-style-name="Zadanifontodlomka" style:family="text">
      <style:text-properties style:font-name="Times New Roman" fo:font-style="italic" style:font-style-asian="italic" style:font-style-complex="italic" fo:language="de" fo:country="DE"/>
    </style:style>
    <style:style style:name="T208" style:parent-style-name="Zadanifontodlomka" style:family="text">
      <style:text-properties style:font-name="Times New Roman" fo:language="de" fo:country="DE"/>
    </style:style>
    <style:style style:name="T209" style:parent-style-name="Zadanifontodlomka" style:family="text">
      <style:text-properties style:font-name="Times New Roman" fo:language="de" fo:country="DE"/>
    </style:style>
    <style:style style:name="P210" style:parent-style-name="Odlomakpopisa" style:family="paragraph">
      <style:paragraph-properties fo:text-align="justify" fo:line-height="115%"/>
      <style:text-properties style:font-name="Times New Roman" fo:language="de" fo:country="DE"/>
    </style:style>
    <style:style style:name="P211" style:parent-style-name="Odlomakpopisa" style:list-style-name="LFO1" style:family="paragraph">
      <style:paragraph-properties fo:text-align="justify" fo:line-height="115%"/>
      <style:text-properties style:font-name="Times New Roman" fo:language="de" fo:country="DE"/>
    </style:style>
    <style:style style:name="P212" style:parent-style-name="Normal" style:family="paragraph">
      <style:paragraph-properties fo:text-align="justify" fo:line-height="115%"/>
      <style:text-properties style:font-name="Times New Roman" fo:language="de" fo:country="DE"/>
    </style:style>
    <style:style style:name="P213" style:parent-style-name="Odlomakpopisa" style:list-style-name="LFO1" style:family="paragraph">
      <style:paragraph-properties style:contextual-spacing="false" fo:text-align="justify" fo:margin-bottom="0in" fo:line-height="115%"/>
    </style:style>
    <style:style style:name="T214" style:parent-style-name="Zadanifontodlomka" style:family="text">
      <style:text-properties style:font-name="Times New Roman" fo:font-weight="bold" style:font-weight-asian="bold" style:font-weight-complex="bold"/>
    </style:style>
    <style:style style:name="T215" style:parent-style-name="Zadanifontodlomka" style:family="text">
      <style:text-properties style:font-name="Times New Roman" fo:font-weight="bold" style:font-weight-asian="bold" style:font-weight-complex="bold" fo:font-style="italic" style:font-style-asian="italic"/>
    </style:style>
    <style:style style:name="T216" style:parent-style-name="Zadanifontodlomka" style:family="text">
      <style:text-properties style:font-name="Times New Roman" fo:font-weight="bold" style:font-weight-asian="bold" style:font-weight-complex="bold"/>
    </style:style>
    <style:style style:name="T217" style:parent-style-name="Zadanifontodlomka" style:family="text">
      <style:text-properties style:font-name="Times New Roman" fo:font-weight="bold" style:font-weight-asian="bold" style:font-weight-complex="bold" fo:font-style="italic" style:font-style-asian="italic" style:font-style-complex="italic"/>
    </style:style>
    <style:style style:name="T218" style:parent-style-name="Zadanifontodlomka" style:family="text">
      <style:text-properties style:font-name="Times New Roman" fo:font-weight="bold" style:font-weight-asian="bold" style:font-weight-complex="bold"/>
    </style:style>
    <style:style style:name="P219" style:parent-style-name="Odlomakpopisa" style:family="paragraph">
      <style:paragraph-properties fo:text-align="justify" fo:line-height="115%"/>
      <style:text-properties style:font-name="Times New Roman"/>
    </style:style>
    <style:style style:name="P220" style:parent-style-name="Normal" style:family="paragraph">
      <style:paragraph-properties fo:text-align="justify" fo:line-height="115%"/>
    </style:style>
    <style:style style:name="T221" style:parent-style-name="Zadanifontodlomka" style:family="text">
      <style:text-properties style:font-name="Times New Roman" fo:font-style="italic" style:font-style-asian="italic"/>
    </style:style>
    <style:style style:name="T222" style:parent-style-name="Zadanifontodlomka" style:family="text">
      <style:text-properties style:font-name="Times New Roman"/>
    </style:style>
    <style:style style:name="T223" style:parent-style-name="Zadanifontodlomka" style:family="text">
      <style:text-properties style:font-name="Times New Roman" fo:font-style="italic" style:font-style-asian="italic" style:font-style-complex="italic"/>
    </style:style>
    <style:style style:name="T224" style:parent-style-name="Zadanifontodlomka" style:family="text">
      <style:text-properties style:font-name="Times New Roman"/>
    </style:style>
    <style:style style:name="T225" style:parent-style-name="Zadanifontodlomka" style:family="text">
      <style:text-properties style:font-name="Times New Roman"/>
    </style:style>
    <style:style style:name="T226" style:parent-style-name="cf01" style:family="text">
      <style:text-properties style:font-name="Times New Roman" style:font-name-complex="Times New Roman" fo:font-size="11pt" style:font-size-asian="11pt" style:font-size-complex="11pt"/>
    </style:style>
    <style:style style:name="T227" style:parent-style-name="Zadanifontodlomka" style:family="text">
      <style:text-properties style:font-name="Times New Roman"/>
    </style:style>
    <style:style style:name="P228" style:parent-style-name="Normal" style:family="paragraph">
      <style:paragraph-properties fo:text-align="justify" fo:line-height="115%"/>
    </style:style>
    <style:style style:name="T229" style:parent-style-name="Zadanifontodlomka" style:family="text">
      <style:text-properties style:font-name="Times New Roman"/>
    </style:style>
    <style:style style:name="T230" style:parent-style-name="Zadanifontodlomka" style:family="text">
      <style:text-properties style:font-name="Times New Roman" fo:font-style="italic" style:font-style-asian="italic"/>
    </style:style>
    <style:style style:name="T231" style:parent-style-name="Zadanifontodlomka" style:family="text">
      <style:text-properties style:font-name="Times New Roman"/>
    </style:style>
    <style:style style:name="P232" style:parent-style-name="Normal" style:family="paragraph">
      <style:paragraph-properties fo:text-align="justify" fo:line-height="115%"/>
      <style:text-properties style:font-name="Times New Roman"/>
    </style:style>
    <style:style style:name="P233" style:parent-style-name="Normal" style:family="paragraph">
      <style:paragraph-properties fo:text-align="justify" fo:line-height="115%"/>
      <style:text-properties style:font-name="Times New Roman"/>
    </style:style>
    <style:style style:name="P234" style:parent-style-name="Normal" style:family="paragraph">
      <style:paragraph-properties fo:text-align="justify" fo:line-height="115%"/>
    </style:style>
    <style:style style:name="T235" style:parent-style-name="Zadanifontodlomka" style:family="text">
      <style:text-properties style:font-name="Times New Roman"/>
    </style:style>
    <style:style style:name="T236" style:parent-style-name="Zadanifontodlomka" style:family="text">
      <style:text-properties style:font-name="Times New Roman" fo:font-style="italic" style:font-style-asian="italic"/>
    </style:style>
    <style:style style:name="T237" style:parent-style-name="Zadanifontodlomka" style:family="text">
      <style:text-properties style:font-name="Times New Roman"/>
    </style:style>
    <style:style style:name="T238" style:parent-style-name="Zadanifontodlomka" style:family="text">
      <style:text-properties style:font-name="Times New Roman"/>
    </style:style>
    <style:style style:name="P239" style:parent-style-name="Normal" style:family="paragraph">
      <style:paragraph-properties fo:text-align="justify" fo:line-height="115%"/>
    </style:style>
    <style:style style:name="T240" style:parent-style-name="Zadanifontodlomka" style:family="text">
      <style:text-properties style:font-name="Times New Roman"/>
    </style:style>
    <style:style style:name="T241" style:parent-style-name="Zadanifontodlomka" style:family="text">
      <style:text-properties style:font-name="Times New Roman" fo:font-style="italic" style:font-style-asian="italic"/>
    </style:style>
    <style:style style:name="T242" style:parent-style-name="Zadanifontodlomka" style:family="text">
      <style:text-properties style:font-name="Times New Roman"/>
    </style:style>
    <style:style style:name="P243" style:parent-style-name="Normal" style:family="paragraph">
      <style:paragraph-properties fo:text-align="justify" fo:margin-bottom="0in" fo:line-height="115%"/>
    </style:style>
    <style:style style:name="T244" style:parent-style-name="Zadanifontodlomka" style:family="text">
      <style:text-properties style:font-name="Times New Roman" fo:language="de" fo:country="DE"/>
    </style:style>
    <style:style style:name="T245" style:parent-style-name="Zadanifontodlomka" style:family="text">
      <style:text-properties style:font-name="Times New Roman" fo:language="de" fo:country="DE"/>
    </style:style>
    <style:style style:name="T246" style:parent-style-name="Zadanifontodlomka" style:family="text">
      <style:text-properties style:font-name="Times New Roman" fo:language="de" fo:country="DE"/>
    </style:style>
    <style:style style:name="T247" style:parent-style-name="Zadanifontodlomka" style:family="text">
      <style:text-properties style:font-name="Times New Roman" fo:font-weight="bold" style:font-weight-asian="bold" style:font-weight-complex="bold"/>
    </style:style>
    <style:style style:name="P248" style:parent-style-name="Normal" style:family="paragraph">
      <style:paragraph-properties fo:text-align="justify" fo:margin-bottom="0in" fo:line-height="115%"/>
      <style:text-properties style:font-name="Times New Roman" fo:font-weight="bold" style:font-weight-asian="bold"/>
    </style:style>
    <style:style style:name="P249" style:parent-style-name="Odlomakpopisa" style:family="paragraph">
      <style:paragraph-properties fo:text-align="justify" fo:line-height="115%" fo:margin-left="0in">
        <style:tab-stops/>
      </style:paragraph-properties>
      <style:text-properties style:font-name="Times New Roman"/>
    </style:style>
    <style:style style:name="P250" style:parent-style-name="Odlomakpopisa" style:family="paragraph">
      <style:paragraph-properties fo:text-align="justify" fo:line-height="115%" fo:margin-left="0in">
        <style:tab-stops/>
      </style:paragraph-properties>
      <style:text-properties style:font-name="Times New Roman"/>
    </style:style>
    <style:style style:name="P251" style:parent-style-name="Normal" style:family="paragraph">
      <style:paragraph-properties fo:text-align="justify" fo:line-height="115%"/>
    </style:style>
    <style:style style:name="T252" style:parent-style-name="Zadanifontodlomka" style:family="text">
      <style:text-properties style:font-name="Times New Roman"/>
    </style:style>
    <style:style style:name="T253" style:parent-style-name="Zadanifontodlomka" style:family="text">
      <style:text-properties style:font-name="Times New Roman" fo:font-style="italic" style:font-style-asian="italic" style:font-style-complex="italic"/>
    </style:style>
    <style:style style:name="T254" style:parent-style-name="Zadanifontodlomka" style:family="text">
      <style:text-properties style:font-name="Times New Roman"/>
    </style:style>
    <style:style style:name="T255" style:parent-style-name="Zadanifontodlomka" style:family="text">
      <style:text-properties style:font-name="Times New Roman" fo:font-style="italic" style:font-style-asian="italic" style:font-style-complex="italic"/>
    </style:style>
    <style:style style:name="T256" style:parent-style-name="Zadanifontodlomka" style:family="text">
      <style:text-properties style:font-name="Times New Roman"/>
    </style:style>
    <style:style style:name="T257" style:parent-style-name="Zadanifontodlomka" style:family="text">
      <style:text-properties style:font-name="Times New Roman" fo:font-style="italic" style:font-style-asian="italic" style:font-style-complex="italic"/>
    </style:style>
    <style:style style:name="T258" style:parent-style-name="Zadanifontodlomka" style:family="text">
      <style:text-properties style:font-name="Times New Roman"/>
    </style:style>
    <style:style style:name="T259" style:parent-style-name="cf01" style:family="text">
      <style:text-properties style:font-name="Times New Roman" style:font-name-complex="Times New Roman" fo:font-size="11pt" style:font-size-asian="11pt" style:font-size-complex="11pt"/>
    </style:style>
    <style:style style:name="T260" style:parent-style-name="Zadanifontodlomka" style:family="text">
      <style:text-properties style:font-name="Times New Roman"/>
    </style:style>
    <style:style style:name="T261" style:parent-style-name="Zadanifontodlomka" style:family="text">
      <style:text-properties style:font-name="Times New Roman" fo:font-style="italic" style:font-style-asian="italic" style:font-style-complex="italic"/>
    </style:style>
    <style:style style:name="T262" style:parent-style-name="Zadanifontodlomka" style:family="text">
      <style:text-properties style:font-name="Times New Roman"/>
    </style:style>
    <style:style style:name="T263" style:parent-style-name="Zadanifontodlomka" style:family="text">
      <style:text-properties style:font-name="Times New Roman" fo:font-style="italic" style:font-style-asian="italic" style:font-style-complex="italic"/>
    </style:style>
    <style:style style:name="T264" style:parent-style-name="Zadanifontodlomka" style:family="text">
      <style:text-properties style:font-name="Times New Roman"/>
    </style:style>
    <style:style style:name="P265" style:parent-style-name="Normal" style:family="paragraph">
      <style:paragraph-properties fo:text-align="justify" fo:margin-bottom="0in" fo:line-height="115%"/>
    </style:style>
    <style:style style:name="T266" style:parent-style-name="Zadanifontodlomka" style:family="text">
      <style:text-properties style:font-name="Times New Roman" fo:language="de" fo:country="DE"/>
    </style:style>
    <style:style style:name="T267" style:parent-style-name="Zadanifontodlomka" style:family="text">
      <style:text-properties style:font-name="Times New Roman" fo:font-weight="bold" style:font-weight-asian="bold" style:font-weight-complex="bold"/>
    </style:style>
    <style:style style:name="P268" style:parent-style-name="Odlomakpopisa" style:family="paragraph">
      <style:paragraph-properties fo:text-align="justify" fo:line-height="115%" fo:margin-left="0in">
        <style:tab-stops/>
      </style:paragraph-properties>
      <style:text-properties style:font-name="Times New Roman"/>
    </style:style>
    <style:style style:name="P269" style:parent-style-name="Odlomakpopisa" style:family="paragraph">
      <style:paragraph-properties fo:text-align="justify" fo:line-height="115%" fo:margin-left="0in">
        <style:tab-stops/>
      </style:paragraph-properties>
      <style:text-properties style:font-name="Times New Roman"/>
    </style:style>
    <style:style style:name="P270" style:parent-style-name="Normal" style:family="paragraph">
      <style:paragraph-properties fo:text-align="justify" fo:line-height="115%"/>
    </style:style>
    <style:style style:name="T271" style:parent-style-name="Zadanifontodlomka" style:family="text">
      <style:text-properties style:font-name="Times New Roman"/>
    </style:style>
    <style:style style:name="T272" style:parent-style-name="Zadanifontodlomka" style:family="text">
      <style:text-properties style:font-name="Times New Roman" fo:font-style="italic" style:font-style-asian="italic" style:font-style-complex="italic"/>
    </style:style>
    <style:style style:name="T273" style:parent-style-name="Zadanifontodlomka" style:family="text">
      <style:text-properties style:font-name="Times New Roman"/>
    </style:style>
    <style:style style:name="T274" style:parent-style-name="Zadanifontodlomka" style:family="text">
      <style:text-properties style:font-name="Times New Roman" fo:font-style="italic" style:font-style-asian="italic" style:font-style-complex="italic"/>
    </style:style>
    <style:style style:name="T275" style:parent-style-name="Zadanifontodlomka" style:family="text">
      <style:text-properties style:font-name="Times New Roman"/>
    </style:style>
    <style:style style:name="T276" style:parent-style-name="Zadanifontodlomka" style:family="text">
      <style:text-properties style:font-name="Times New Roman" fo:font-style="italic" style:font-style-asian="italic" style:font-style-complex="italic"/>
    </style:style>
    <style:style style:name="T277" style:parent-style-name="Zadanifontodlomka" style:family="text">
      <style:text-properties style:font-name="Times New Roman"/>
    </style:style>
    <style:style style:name="T278" style:parent-style-name="cf01" style:family="text">
      <style:text-properties style:font-name="Times New Roman" style:font-name-complex="Times New Roman" fo:font-size="11pt" style:font-size-asian="11pt" style:font-size-complex="11pt"/>
    </style:style>
    <style:style style:name="T279" style:parent-style-name="Zadanifontodlomka" style:family="text">
      <style:text-properties style:font-name="Times New Roman"/>
    </style:style>
    <style:style style:name="T280" style:parent-style-name="Zadanifontodlomka" style:family="text">
      <style:text-properties style:font-name="Times New Roman" fo:font-style="italic" style:font-style-asian="italic" style:font-style-complex="italic"/>
    </style:style>
    <style:style style:name="T281" style:parent-style-name="Zadanifontodlomka" style:family="text">
      <style:text-properties style:font-name="Times New Roman"/>
    </style:style>
    <style:style style:name="T282" style:parent-style-name="Zadanifontodlomka" style:family="text">
      <style:text-properties style:font-name="Times New Roman" fo:font-style="italic" style:font-style-asian="italic" style:font-style-complex="italic"/>
    </style:style>
    <style:style style:name="T283" style:parent-style-name="Zadanifontodlomka" style:family="text">
      <style:text-properties style:font-name="Times New Roman"/>
    </style:style>
    <style:style style:name="P284" style:parent-style-name="Odlomakpopisa" style:family="paragraph">
      <style:paragraph-properties style:contextual-spacing="false" fo:text-align="justify" fo:margin-bottom="0in" fo:line-height="115%" fo:margin-left="0.25in">
        <style:tab-stops/>
      </style:paragraph-properties>
    </style:style>
    <style:style style:name="T285" style:parent-style-name="Zadanifontodlomka" style:family="text">
      <style:text-properties style:font-name="Times New Roman"/>
    </style:style>
    <style:style style:name="T286" style:parent-style-name="Zadanifontodlomka" style:family="text">
      <style:text-properties style:font-name="Times New Roman" fo:font-weight="bold" style:font-weight-asian="bold" style:font-weight-complex="bold"/>
    </style:style>
    <style:style style:name="P287" style:parent-style-name="Odlomakpopisa" style:family="paragraph">
      <style:paragraph-properties fo:text-align="justify" fo:line-height="115%"/>
      <style:text-properties style:font-name="Times New Roman"/>
    </style:style>
    <style:style style:name="P288" style:parent-style-name="Normal" style:family="paragraph">
      <style:paragraph-properties fo:text-align="justify" fo:line-height="115%"/>
    </style:style>
    <style:style style:name="T289" style:parent-style-name="Zadanifontodlomka" style:family="text">
      <style:text-properties style:font-name="Times New Roman"/>
    </style:style>
    <style:style style:name="T290" style:parent-style-name="Zadanifontodlomka" style:family="text">
      <style:text-properties style:font-name="Times New Roman" fo:font-style="italic" style:font-style-asian="italic" style:font-style-complex="italic"/>
    </style:style>
    <style:style style:name="T291" style:parent-style-name="Zadanifontodlomka" style:family="text">
      <style:text-properties style:font-name="Times New Roman"/>
    </style:style>
    <style:style style:name="T292" style:parent-style-name="Zadanifontodlomka" style:family="text">
      <style:text-properties style:font-name="Times New Roman" fo:font-style="italic" style:font-style-asian="italic" style:font-style-complex="italic"/>
    </style:style>
    <style:style style:name="T293" style:parent-style-name="Zadanifontodlomka" style:family="text">
      <style:text-properties style:font-name="Times New Roman"/>
    </style:style>
    <style:style style:name="P294" style:parent-style-name="Normal" style:family="paragraph">
      <style:paragraph-properties fo:text-align="justify" fo:line-height="115%"/>
    </style:style>
    <style:style style:name="T295" style:parent-style-name="Zadanifontodlomka" style:family="text">
      <style:text-properties style:font-name="Times New Roman"/>
    </style:style>
    <style:style style:name="T296" style:parent-style-name="Zadanifontodlomka" style:family="text">
      <style:text-properties style:font-name="Times New Roman" fo:font-style="italic" style:font-style-asian="italic" style:font-style-complex="italic"/>
    </style:style>
    <style:style style:name="T297" style:parent-style-name="Zadanifontodlomka" style:family="text">
      <style:text-properties style:font-name="Times New Roman"/>
    </style:style>
    <style:style style:name="T298" style:parent-style-name="Zadanifontodlomka" style:family="text">
      <style:text-properties style:font-name="Times New Roman" fo:font-style="italic" style:font-style-asian="italic" style:font-style-complex="italic"/>
    </style:style>
    <style:style style:name="T299" style:parent-style-name="Zadanifontodlomka" style:family="text">
      <style:text-properties style:font-name="Times New Roman"/>
    </style:style>
    <style:style style:name="P300" style:parent-style-name="Normal" style:family="paragraph">
      <style:paragraph-properties fo:text-align="justify" fo:line-height="115%"/>
      <style:text-properties style:font-name="Times New Roman"/>
    </style:style>
    <style:style style:name="P301" style:parent-style-name="Odlomakpopisa" style:family="paragraph">
      <style:paragraph-properties style:contextual-spacing="false" fo:text-align="justify" fo:margin-bottom="0in" fo:line-height="115%" fo:margin-left="0.25in">
        <style:tab-stops/>
      </style:paragraph-properties>
    </style:style>
    <style:style style:name="T302" style:parent-style-name="Zadanifontodlomka" style:family="text">
      <style:text-properties style:font-name="Times New Roman"/>
    </style:style>
    <style:style style:name="T303" style:parent-style-name="Zadanifontodlomka" style:family="text">
      <style:text-properties style:font-name="Times New Roman" fo:font-weight="bold" style:font-weight-asian="bold" style:font-weight-complex="bold"/>
    </style:style>
    <style:style style:name="P304" style:parent-style-name="Odlomakpopisa" style:family="paragraph">
      <style:paragraph-properties fo:text-align="justify" fo:line-height="115%"/>
      <style:text-properties style:font-name="Times New Roman"/>
    </style:style>
    <style:style style:name="P305" style:parent-style-name="Normal" style:family="paragraph">
      <style:paragraph-properties fo:text-align="justify" fo:line-height="115%"/>
    </style:style>
    <style:style style:name="T306" style:parent-style-name="Zadanifontodlomka" style:family="text">
      <style:text-properties style:font-name="Times New Roman"/>
    </style:style>
    <style:style style:name="T307" style:parent-style-name="Zadanifontodlomka" style:family="text">
      <style:text-properties style:font-name="Times New Roman" fo:font-style="italic" style:font-style-asian="italic" style:font-style-complex="italic"/>
    </style:style>
    <style:style style:name="T308" style:parent-style-name="Zadanifontodlomka" style:family="text">
      <style:text-properties style:font-name="Times New Roman"/>
    </style:style>
    <style:style style:name="T309" style:parent-style-name="Zadanifontodlomka" style:family="text">
      <style:text-properties style:font-name="Times New Roman" fo:font-style="italic" style:font-style-asian="italic" style:font-style-complex="italic"/>
    </style:style>
    <style:style style:name="T310" style:parent-style-name="Zadanifontodlomka" style:family="text">
      <style:text-properties style:font-name="Times New Roman"/>
    </style:style>
    <style:style style:name="T311" style:parent-style-name="Zadanifontodlomka" style:family="text">
      <style:text-properties style:font-name="Times New Roman" fo:font-style="italic" style:font-style-asian="italic" style:font-style-complex="italic"/>
    </style:style>
    <style:style style:name="T312" style:parent-style-name="Zadanifontodlomka" style:family="text">
      <style:text-properties style:font-name="Times New Roman"/>
    </style:style>
    <style:style style:name="T313" style:parent-style-name="Zadanifontodlomka" style:family="text">
      <style:text-properties style:font-name="Times New Roman" fo:font-style="italic" style:font-style-asian="italic" style:font-style-complex="italic"/>
    </style:style>
    <style:style style:name="T314" style:parent-style-name="Zadanifontodlomka" style:family="text">
      <style:text-properties style:font-name="Times New Roman" style:font-style-complex="italic"/>
    </style:style>
    <style:style style:name="T315" style:parent-style-name="Zadanifontodlomka" style:family="text">
      <style:text-properties style:font-name="Times New Roman"/>
    </style:style>
    <style:style style:name="P316" style:parent-style-name="Normal" style:family="paragraph">
      <style:paragraph-properties fo:text-align="justify" fo:line-height="115%"/>
    </style:style>
    <style:style style:name="T317" style:parent-style-name="Zadanifontodlomka" style:family="text">
      <style:text-properties style:font-name="Times New Roman"/>
    </style:style>
    <style:style style:name="T318" style:parent-style-name="cf01" style:family="text">
      <style:text-properties style:font-name="Times New Roman" style:font-name-complex="Times New Roman" fo:font-size="11pt" style:font-size-asian="11pt" style:font-size-complex="11pt"/>
    </style:style>
    <style:style style:name="T319" style:parent-style-name="Zadanifontodlomka" style:family="text">
      <style:text-properties style:font-name="Times New Roman"/>
    </style:style>
    <style:style style:name="P320" style:parent-style-name="Normal" style:family="paragraph">
      <style:paragraph-properties fo:text-align="justify" fo:margin-bottom="0in" fo:line-height="115%"/>
    </style:style>
    <style:style style:name="T321" style:parent-style-name="Zadanifontodlomka" style:family="text">
      <style:text-properties style:font-name="Times New Roman"/>
    </style:style>
    <style:style style:name="T322" style:parent-style-name="Zadanifontodlomka" style:family="text">
      <style:text-properties style:font-name="Times New Roman" fo:font-weight="bold" style:font-weight-asian="bold" style:font-weight-complex="bold"/>
    </style:style>
    <style:style style:name="P323" style:parent-style-name="Odlomakpopisa" style:family="paragraph">
      <style:paragraph-properties fo:text-align="justify" fo:line-height="115%"/>
      <style:text-properties style:font-name="Times New Roman"/>
    </style:style>
    <style:style style:name="P324" style:parent-style-name="Normal" style:family="paragraph">
      <style:paragraph-properties fo:text-align="justify" fo:line-height="115%" fo:background-color="#FFFFFF">
        <style:background-fill draw:fill="solid" draw:fill-color="#FFFFFF"/>
      </style:paragraph-properties>
    </style:style>
    <style:style style:name="T325" style:parent-style-name="Zadanifontodlomka" style:family="text">
      <style:text-properties style:font-name="Times New Roman"/>
    </style:style>
    <style:style style:name="T326" style:parent-style-name="Zadanifontodlomka" style:family="text">
      <style:text-properties style:font-name="Times New Roman" style:font-weight-complex="bold"/>
    </style:style>
    <style:style style:name="T327" style:parent-style-name="Zadanifontodlomka" style:family="text">
      <style:text-properties style:font-name="Times New Roman"/>
    </style:style>
    <style:style style:name="P328" style:parent-style-name="Normal" style:family="paragraph">
      <style:paragraph-properties fo:text-align="justify" fo:line-height="115%"/>
      <style:text-properties style:font-name="Times New Roman"/>
    </style:style>
    <style:style style:name="P329" style:parent-style-name="Normal" style:family="paragraph">
      <style:paragraph-properties fo:text-align="justify" fo:line-height="115%"/>
      <style:text-properties style:font-name="Times New Roman"/>
    </style:style>
    <style:style style:name="P330" style:parent-style-name="Normal" style:family="paragraph">
      <style:paragraph-properties fo:text-align="justify" fo:line-height="115%"/>
      <style:text-properties style:font-name="Times New Roman"/>
    </style:style>
  </office:automatic-styles>
  <office:body>
    <office:text text:use-soft-page-breaks="true">
      <text:p text:style-name="P1">Tekst uz slagalice</text:p>
      <text:list text:style-name="LFO1" text:continue-numbering="true">
        <text:list-item>
          <text:p text:style-name="P2">Dominisov rodni zavičaj – Rab</text:p>
        </text:list-item>
      </text:list>
      <text:p text:style-name="P3"/>
      <text:p text:style-name="P4"><text:span text:style-name="T5">Marko Antun de Dominis rođen je 1560. godine na otoku Rabu, u obitelji čije plemenito porijeklo seže u rana stoljeća rapskog srednjovjekovlja. Sin je učenog pravnika i pjesnika Jeronima Dominisa i majke Marije iz venecijanske obitelji Vellutelli. Obiteljsko je prezime Dominis nastalo od hipokoristika osobnog imena Dominik (Dominicijus) ili od njegovih inačica Demanja, Dominja, Domana. U literaturi se navodi da Dominisi izvode svoje porijeklo od loze krčkih knezova koji se kasnije prozvaše Frankopanima. Po majci, pripadao je i glasovitoj talijanskoj obitelji Theobaldi, iz koje je potekao i papa Grgur X. (1271. – 1276.). Rodoslovlje Dominisa, koje je oko 1600. godine sastavio sam Marko Antun de Dominis nosi naslov<text:s/></text:span><text:span text:style-name="T6">Arber Frangipana sive de Dominis</text:span><text:span text:style-name="T7">. Izvornim podacima provjereno rodoslovlje obitelji započinje od 1283. godine sa Stjepanom de Dominisom, sinom rapskog sudca. Uspinjući se u gradskoj plemićkoj i crkvenoj hijerarhiji, Dominisi postupno prelaze lokalne okvire Raba. Stječu imanja na Pagu, Cresu, Dugom otoku i Lošinju, priskrbljuju biskupsku stolicu u Jakinu (Ancona) i Velikom Varadinu (Oradea) u Ugarskoj. Postaju rapski poklisari na kraljevskom dvoru u Budimu i stječu vlastelinski naslov među plemstvom grada Zadra. Zahvaljujući ugledu na europskim dvorovima, osobito povezanosti s napuljskim i ugarskim kraljevskim dvorom, Dominisi postaju delegati carske vlasti s povlasticama kojima su se mogli služiti na čitavom teritoriju Svetog Rimskog Carstva. Carskom poveljom izdanom u Pragu 26. kolovoza 1433. godine imenovani su namjesničkim grofovima, zajedno sa svojim potomcima. Osim kao crkveni poglavari i učeni ljudi, Dominisi su se kao podanici ugarske krune i mletačkih vlasti isticali i kao ratni zapovjednici u borbama s Osmanlijama zapovijedajući kršćanskom vojskom u bitci kod Varne. Također, u dugoj tradiciji koja se prenosila s očeva na sinove, bili su zapovjednici (soprakomiti) rapske galije, i kao takvi sudjelovali i u bitci kod Levanta. Marko Antun de Dominis zasigurno je stasajući u humanističkom ozračju obiteljskog doma, u krugu moćne plemićke obitelji Dominis te sa snažnom povezanošću s tradicijom i nasljeđem, već u ranoj dobi usvojio univerzalne visoke duhovne ciljeve kojima je stremio čitav život.</text:span></text:p>
      <text:p text:style-name="P8"/>
      <text:list text:style-name="LFO1" text:continue-numbering="true">
        <text:list-item>
          <text:p text:style-name="P9"><text:span text:style-name="T10">Willem Jacobs Delff, ( prema Dominisovom zagubljenom portretu kojeg je načinio <text:s/>Michiell Van Mierevelt 1616. godine u Haagu) , Hrvatski državi arhiv, Zagreb, bakrorez, 12,5x18 cm</text:span></text:p>
        </text:list-item>
      </text:list>
      <text:p text:style-name="P11"/>
      <text:list text:style-name="LFO1" text:continue-numbering="true">
        <text:list-item>
          <text:p text:style-name="P12"><text:span text:style-name="T13">Loreto - Isusovačko učilište <text:s/>na kome se školovao</text:span><text:span text:style-name="T14"><text:s/></text:span><text:span text:style-name="T15">Dominis</text:span><text:span text:style-name="T16"><text:s/></text:span></text:p>
        </text:list-item>
      </text:list>
      <text:p text:style-name="P17"/>
      <text:p text:style-name="P18"><text:span text:style-name="T19">Školovanje je započeo u humanističkom ozračju obitelji i rodnoga Raba. Plemićka obitelj Dominis tradicionalno je skrbila za obrazovanje nadarenih članova, smatrajući ga važnim za opstanak i prosperitet obitelji u tim teškim vremenima. Uzorom i prvim učiteljem bio mu je stric, senjski biskup Antun de Dominis, uskočki heroj preminuo u boju s Turcima koji je imao snažan utjecaj na odgoj mladog Marka Antuna s kojim je dijelio mnoge zajedničke vrijednosti, jasnu svijest o vlastitom identitetu u odnosu na zajednice kojima su služili i privrženost tradiciji predaka. Dominisovu napretku uvelike je doprinio nastavak školovanja među Isusovcima. Već u dvanaestoj godini poslan je u isusovački Hrvatski kolegij u Loretu<text:s/></text:span><text:span text:style-name="T20">(</text:span><text:span text:style-name="T21">Collegio Illirico di Loreto</text:span><text:span text:style-name="T22">)</text:span><text:span text:style-name="T23">, gdje je pohađao gimnaziju i učio gramatiku, retoriku i moralnu teologiju.<text:s/></text:span><text:span text:style-name="T24">Kolegij je bio namijenjen školovanju hrvatskih klerika, kako bi poslije služili Crkvi i svom rodnom kraju, a učenici su pri dolasku prisezali da će postati svećenicima te da će se vratiti u domovinu i ondje služiti Crkvi.<text:s/></text:span><text:span text:style-name="T25">U dobi od devetnaest godina Dominis 1579. pristupa Družbi Isusovoj u Novellari,<text:s/></text:span><text:soft-page-break/><text:span text:style-name="T26">a potom odlazi na studij u Veronu gdje uči filozofiju<text:s/></text:span><text:span text:style-name="T27">te istodobno mlađim studentima predaje književnost.</text:span><text:span text:style-name="T28"><text:s/>Tijekom studija dobiva izvrsno obrazovanje i formira široke intelektualne interese. Moli poglavare da ga pošalju u prekomorske misije, međutim ostavljen je u Italiji i od 1587. do 1591. godine studira teologiju u Padovi, gdje je ujedno predavač-lektor matematike i prirodopisa. U tom razdoblju bio je uz redovničke dužnosti potpuno posvećen znanstvenom radu i tada je napisao koncept svoja dva fizikalna djela koja će objaviti dvadesetak godina kasnije. Nakon završetka studija 1592. godine odlazi u Bresciju i ondje predaje prvo retoriku, a zatim logiku i filozofiju do konca 1595. godine kada odlazi u Rim. Tada nakon pogibije njegova strica Antuna de Dominisa, senjskoga biskupa, u protuturskom boju pod Klisom 1596. godine, završava razdoblje Dominisova mirnog, znanstvenog i redovničkog života a započinje njegov uspon u crkvenoj hijerarhiji i burno razdoblje javnog, crkvenog, političkog i diplomatskog djelovanja.</text:span></text:p>
      <text:p text:style-name="P29"/>
      <text:list text:style-name="LFO1" text:continue-numbering="true">
        <text:list-item>
          <text:p text:style-name="P30">Raffaelo Mele (?), Portret Marka Antuna de Dominisa, Biskupova palača Split, ulje na platnu, 64,5x53 cm</text:p>
        </text:list-item>
      </text:list>
      <text:p text:style-name="P31"/>
      <text:list text:style-name="LFO1" text:continue-numbering="true">
        <text:list-item>
          <text:p text:style-name="P32">Dalekozor - novi instrument 17. stoljeća</text:p>
        </text:list-item>
      </text:list>
      <text:p text:style-name="P33"/>
      <text:p text:style-name="P34"><text:span text:style-name="T35">Dominis je već kao mlad u razdoblju od 1587. do 1591. godine, dok je predavao matematiku u Padovi, napisao dva zapažena djela iz fizike, koja je objavio više od dva desetljeća kasnije. Uključivši se ubrzo nakon što ih je napisao u visoke crkvene i diplomatske službe, nije više imao vremena za bavljenje znanošću. Godine 1608. u Veneciji je demonstriran prvi dalekozor, rad nizozemskih optičara, izazvavši veliko zanimanje. Na nagovor Giovannia Bartolia, <text:s/>svog nekadašnjeg učenika, koji je smatrao da se u Dominisovim starim profesorskim skriptama iz optike već nalaze neka temeljna načela koja bi mogla protumačiti rad dalekozora, Dominis je potaknut Galilejevim pokušajima konstruiranja i predstavljajem dalekozora u javnosti iz druge polovice 1609. godine, odlučio dopuniti stari tekst novim istraživanjima o dalekozoru i objaviti sve u sklopu svoje pred dva desetljeća napisane rasprave<text:s/></text:span><text:span text:style-name="T36">De radiis visus et lucis in vitris perspectivis et iride</text:span><text:span text:style-name="T37"><text:s/></text:span><text:span text:style-name="T38">(</text:span><text:span text:style-name="T39">O zrakama vida i svjetlosti u lećama i u dugi</text:span><text:span text:style-name="T40">)</text:span><text:span text:style-name="T41">. Objavljena 1611. godine,<text:s/></text:span><text:span text:style-name="T42">prvo je djelo u kojem se nastoji protumačiti dalekozor, novi instrument koji će znanosti otvoriti nebeske prostore</text:span><text:span text:style-name="T43">. Dalekozor nije bio plod znanosti. Prvo ga je konstruirao nizozemski optičar Hans Lippershey. U proljeće 1609. godine tijekom posjeta Veneciji Galileo je vidio istrumet i dojmila ga se ideja pa je ubrzo konstruirao takav uređaj shvativši njegovu važnost u istraživanju svemira. U djelu Dominis teorijski obrazlaže rad dalekozora i tumači pojavu duge. Na temelju mnogobrojnih pokusa s lećama Dominis je stekao ispravnu, premda samo kvalitativnu predodžbu o lomu zraka svjetlosti te proučava uvjete uz koje bi kombinacija leća imala isti učinak kao dalekozor. Najvažniji Dominisov prinos je njegovo teoretsko objašnjenje dalekozora i zaključak da je povećanje slike predmeta ovisno o povećanju vidnog kuta, koji je prethodno ispravno definirao.<text:s/></text:span></text:p>
      <text:p text:style-name="P44"/>
      <text:list text:style-name="LFO1" text:continue-numbering="true">
        <text:list-item>
          <text:p text:style-name="P45"><text:span text:style-name="T46">Utvrda Nehaj iznad Senja -<text:s/></text:span><text:span text:style-name="T47"><text:s/></text:span><text:span text:style-name="T48">uporište</text:span><text:span text:style-name="T49"><text:s/>uskocima za obranu od Osmanlija i Mlečana<text:s/></text:span></text:p>
        </text:list-item>
      </text:list>
      <text:p text:style-name="P50"/>
      <text:p text:style-name="P51"><text:span text:style-name="T52">Dominis kao senjski biskup i diplomat<text:s/></text:span><text:bookmark-start text:name="_Hlk164714446"/><text:span text:style-name="T53">na strani svoga naroda</text:span></text:p>
      <text:p text:style-name="P54"><text:bookmark-end text:name="_Hlk164714446"/></text:p>
      <text:p text:style-name="P55"><text:bookmark-start text:name="_Hlk174873443"/><text:span text:style-name="T56">Nakon vrlo uspješne karijere na sveučilištima u Veroni, Bresciji i Padovi, prva stepenica u Dominisovom usponu crkvenom hijerarhijom bio je položaj senjskog biskupa. Pogibijom njegova strica Antuna de<text:s/></text:span><text:soft-page-break/><text:span text:style-name="T57">Dominisa, senjskoga biskupa u boju protiv Osmanlija pod Klisom 27. svibnja 1596. godine, postao je konkurentom za upražnjenu biskupsku stolicu i zatražio odstupanje iz Isusovačkoga reda. Premda ga je Rudolf II., kao svjetovni poglavar Svetog Rimskog Carstva Njemačke Narodnosti neposredno nakon smrti strica imenovao<text:s/></text:span><text:span text:style-name="T58">izabranim senjskim biskupom</text:span><text:span text:style-name="T59">, Sveta Stolica ga je u to vrijeme samo potvrdila kao apostolskog upravitelja senjske biskupije, dok je papinsku potvrdu imenovanja senjskim biskupom i upraviteljem modruške biskupije čekao gotovo četiri godine i dobio tek u ožujku 1600. godine.<text:s/></text:span></text:p>
      <text:p text:style-name="P60"><text:span text:style-name="T61">Dužnost senjskog biskupa Dominis službeno je obnašao svega dvije godine, od 13. kolovoza 1600. do 16. studenog 1602. godine. Međutim, njegova uloga u rješavanju senjskih problema i pitanja uskoka započinje nekoliko godina ranije Nastojeći smiriti odnose između Mletačke Republike i Habsburškog Carstva, papa Klement VIII. u rujnu 1598. godine, povjerava Dominisu posredništvo između Republike i <text:s/>Carstva u rješavanju pitanju senjskih uskoka, budući su mu obje strane bile sklone. Zbog prirode problema Dominisovo djelovanje u tom razdoblju <text:s/>uvjetovano je političkim okolnostima i bilo je više diplomatske i svjetovne, nego crkvene naravi. Dominis je uložio znatne napore da se problem riješi demilitarizacijom uskoka, koje bi se nakon razvojačenja privodilo mirnodobskim zanimanjima, poljodjelstvu, stočarstvu i trgovini. Kako je za plan seobe i smještaja uskoka trebalo osigurati suglasnost i financijsku potporu svih uključenih strana, Dominis je bio u diplomatskoj misiji u razdoblju od 1599. do 1601. godine. Tražeći pomoć za uskoke putovao je caru Rudolfu u Prag, austrijskom nadvojvodi Ferdinandu II. u Graz, kranjskim staležima u Ljubljanu i vlastima u Veneciju. Usprkos Dominisovim naporima uskoci, mletačke i carske vlasti nisu postigle dogovor. Uskoci nisu prihvaćali plan demilitarizacije i preseljenja, a nakon što je carski general <text:s/>Rabatta 1601. godine iznenada dao pogubiti njihove vođe i njih dvjesto pedeset <text:s/>prisilno preselio preko Velebita, uskoci su iz osvete ubili Rabattu i zaprijetili smrću samom Dominisu. O Dominisovoj ulozi u rješavanju uskočkog pitanja potrebno je prosuđivati isključivo na temelju provjerenih povijesnih izvora i uzimajući u obzir kontekst razine njegovog djelovanja i<text:s/></text:span><text:span text:style-name="T62">ograničenja koja je imao</text:span><text:span text:style-name="T63">, kao što je to načinio<text:s/></text:span><text:span text:style-name="T64">otac hrvatske moderne kritičke historiografije</text:span><text:span text:style-name="T65"><text:s/>Franjo Rački, a ne kao što je čest slučaj<text:s/></text:span><text:span text:style-name="T66">na temelju sadržaja s prikazom Dominisa nepotkrijepljenim provjerenim izvorima</text:span><text:span text:style-name="T67">, kao što je<text:s/></text:span><text:span text:style-name="T68">iskrivljena i romantizirana slika Dominisa koju je August Šenoa izgradio za potrebe svog romana</text:span><text:span text:style-name="T69"><text:s/></text:span><text:span text:style-name="T70">Čuvaj se senjske ruke</text:span><text:span text:style-name="T71">.<text:s/></text:span></text:p>
      <text:list text:style-name="LFO1" text:continue-numbering="true">
        <text:list-item>
          <text:p text:style-name="P72"><text:bookmark-end text:name="_Hlk174873443"/>Nepoznati slikar, Portret Marka Antuna de Dominisa, Hrvatski povijesni muzej, Zagreb, ulje na platnu, dim. 75,5 x 55 cm</text:p>
        </text:list-item>
      </text:list>
      <text:p text:style-name="P73"/>
      <text:list text:style-name="LFO1" text:continue-numbering="true">
        <text:list-item>
          <text:p text:style-name="P74"><text:span text:style-name="T75">Faust Vrančić - hrvatski učenjak, biskup, izumitelj svjetskog glasa, otac hrvatske leksikografije kancelar Ugarske i Transilvanije</text:span><text:span text:style-name="T76">.<text:s/></text:span></text:p>
        </text:list-item>
      </text:list>
      <text:p text:style-name="P77"/>
      <text:p text:style-name="P78"><text:span text:style-name="T79">Dominis se intelektualnim i duhovnim interesima zbližio sa znamenitim Šibenčaninom Faustom Vrančićem, ocem hrvatske leksikografije i glasovitim izumiteljem</text:span><text:span text:style-name="T80">. Upoznali su se u razdoblju između 1599. i 1601. godine kada je Dominis nastojeći osigurati potporu za seobu i smještaj uskoka iza Velebita, boravio na carskom dvoru u Pragu, na kojem je Vrančić bio vrlo utjecajan kao dugogodišnji tajnik cara i kralja Rudolfa II. Zbog svoje pozicije, Vrančić je bio upućen u postojeće probleme i Dominisova nastojanja, kada je kao senjski biskup nekoliko godina revno obilazio velikaške dvorove u Pragu, Grazu i Veneciji nastojeći osigurati rješenje problema, pomoći uskocima i svim silama pokušavao spasiti što se u datim okolnostima moglo. I nakon tog razdoblja ostali su povezani. Dijelili su mnoge zajedničke sklonosti i nazore, a Vrančić mu je nekoliko godina kasnije povjerio i recenziju svog djela<text:s/></text:span><text:span text:style-name="T81">Logica nova</text:span><text:span text:style-name="T82">.</text:span></text:p>
      <text:list text:style-name="LFO1" text:continue-numbering="true">
        <text:list-item>
          <text:p text:style-name="P83">Duga kao predmet Dominisovih fizikalnih istraživanja</text:p>
        </text:list-item>
      </text:list>
      <text:p text:style-name="P84"/>
      <text:p text:style-name="P85"><text:span text:style-name="T86">Dominis raspravu<text:s/></text:span><text:span text:style-name="T87">De radiis visus et lucis in vitris perspectivis et iride</text:span><text:span text:style-name="T88"><text:s/></text:span><text:span text:style-name="T89">(</text:span><text:span text:style-name="T90">O zrakama vida i svjetlosti u lećama i u dugi</text:span><text:span text:style-name="T91">)</text:span><text:span text:style-name="T92"><text:s/>objavljuje u Veneciji 1611. godine. To je<text:s/></text:span><text:span text:style-name="T93">prvo je djelo u kojem se<text:s/></text:span><text:soft-page-break/><text:span text:style-name="T94">nastoji protumačiti dalekozor, novi instrument koji će znanosti otvoriti nebeske prostore</text:span><text:span text:style-name="T95">. U djelu Dominis teorijski obrazlaže rad dalekozora i tumači pojavu duge. Na temelju mnogobrojnih pokusa s lećama Dominis je stekao ispravnu, premda samo kvalitativnu predodžbu o lomu zraka svjetlosti te proučava uvjete uz koje bi kombinacija leća imala isti učinak kao dalekozor. Najvažniji Dominisov prinos je njegovo teoretsko objašnjenje dalekozora i zaključak da je povećanje slike predmeta ovisno o povećanju vidnog kuta, koji je prethodno ispravno definirao.<text:s/></text:span></text:p>
      <text:p text:style-name="P96"><text:span text:style-name="T97">Eksperimentirajući sustavno uz pomoć uređaja koje je sam izradio, prije svega sa staklenim kuglama ispunjenim vodom<text:s/></text:span><text:span text:style-name="T98">došao je do izvornog doprinosa u tumačenju duge</text:span><text:span text:style-name="T99">. Ustanovio je da se svjetlost odbija i na unutrašnjoj stjenki kišne kapi i tako protumačio nastanak unutrašnjeg luka duge. Duga po Dominisu nastaje odbijanjem i lomom svjetlosne zrake u kapljici kiše. Prvu dugu dobro je objasnio, ali drugoj nije našao prava uzroka.<text:s/></text:span></text:p>
      <text:p text:style-name="P100"><text:span text:style-name="T101">Tijekom 18. stoljeća Dominisovo je tumačenje duge doživjelo različite prosudbe znamenitih učenjaka: od velikih pohvala Isaaca Newtona i Christiana Wolffa do kritičkih ocjena Ruđera Boškovića, Christiana Hygensa i Josepha Priestleya. Početkom 19. stoljeća priznanjima se pridružio i Goethe u svom prirodoznanstvenom djelu<text:s/></text:span><text:span text:style-name="T102">Zur Farbenlehre</text:span><text:span text:style-name="T103"><text:s/>(</text:span><text:span text:style-name="T104">O teoriji boja</text:span><text:span text:style-name="T105">). Može se kazati da se Dominisov pristup istraživanju svjetlosnih fenomena, baš kao i onaj njegovih velikih suvremenika Galileja i Keplera, temelji na vezi eksperimentalno-induktivnih i matematičko-deduktivnih metoda. Njegovo djelo</text:span><text:span text:style-name="T106"><text:s/>De radiis visus</text:span><text:span text:style-name="T107"><text:s/>ima značajnu vrijednost u povijesti optike i obilježja novog vremena.</text:span></text:p>
      <text:p text:style-name="P108"><text:s/></text:p>
      <text:list text:style-name="LFO1" text:continue-numbering="true">
        <text:list-item>
          <text:p text:style-name="P109">Mala palača Dominis,<text:s/>Rab<text:s/>– nasljeđe plemičke oitelji Dominis<text:s/></text:p>
        </text:list-item>
      </text:list>
      <text:p text:style-name="P110"><text:span text:style-name="T111">Marko Antun de Dominis rođen je 1560. godine na otoku Rabu, u obitelji čije plemenito porijeklo seže u rana stoljeća rapskog srednjovjekovlja. Sin je učenog pravnika i pjesnika Jeronima Dominisa i majke Marije iz venecijanske obitelji Vellutelli. Obiteljsko je prezime Dominis nastalo od hipokoristika osobnog imena Dominik (Dominicijus) ili od njegovih inačica Demanja, Dominja, Domana. U literaturi se navodi da Dominisi izvode svoje porijeklo od loze krčkih knezova koji se kasnije prozvaše Frankopanima. Po majci, pripadao je i glasovitoj talijanskoj obitelji Theobaldi, iz koje je potekao i papa Grgur X. (1271. – 1276.). Rodoslovlje Dominisa, koje je oko 1600. godine sastavio sam Marko Antun de Dominis nosi naslov<text:s/></text:span><text:span text:style-name="T112">Arber Frangipana sive de Dominis</text:span><text:span text:style-name="T113">. Izvornim podacima provjereno rodoslovlje obitelji započinje od 1283. godine sa Stjepanom de Dominisom, sinom rapskog sudca. Uspinjući se u gradskoj plemićkoj i crkvenoj hijerarhiji, Dominisi postupno prelaze lokalne okvire Raba. Stječu imanja na Pagu, Cresu, Dugom otoku i Lošinju, priskrbljuju biskupsku stolicu u Jakinu (Ancona) i Velikom Varadinu (Oradea) u Ugarskoj. Postaju rapski poklisari na kraljevskom dvoru u Budimu i stječu vlastelinski naslov među plemstvom grada Zadra. Zahvaljujući ugledu na europskim dvorovima, osobito povezanosti s napuljskim i ugarskim kraljevskim dvorom, Dominisi postaju delegati carske vlasti s povlasticama kojima su se mogli služiti na čitavom teritoriju Svetog Rimskog Carstva. Carskom poveljom izdanom u Pragu 26. kolovoza 1433. godine imenovani su namjesničkim grofovima, zajedno sa svojim potomcima. Osim kao crkveni poglavari i učeni ljudi, Dominisi su se kao podanici ugarske krune i mletačkih vlasti isticali i kao ratni zapovjednici u borbama s Osmanlijama zapovijedajući kršćanskom vojskom u bitci kod Varne. Također, u dugoj tradiciji koja se prenosila s očeva na sinove, bili su zapovjednici (soprakomiti) rapske galije, i kao takvi sudjelovali i u bitci kod Levanta. Marko Antun de Dominis zasigurno je stasajući u humanističkom ozračju obiteljskog doma, u krugu moćne plemićke obitelji Dominis te sa snažnom povezanošću s tradicijom i nasljeđem, već u ranoj dobi usvojio univerzalne visoke duhovne ciljeve kojima je stremio čitav život.</text:span></text:p>
      <text:p text:style-name="P114"/>
      <text:soft-page-break/>
      <text:list text:style-name="LFO1" text:continue-numbering="true">
        <text:list-item>
          <text:p text:style-name="P115">Grb plemićke obitelji Dominis – Europska visoka elita hrvatskoga kova</text:p>
        </text:list-item>
      </text:list>
      <text:p text:style-name="P116"/>
      <text:p text:style-name="P117"><text:span text:style-name="T118">Marko Antun de Dominis rođen je 1560. godine na otoku Rabu, u obitelji čije plemenito porijeklo seže u rana stoljeća rapskog srednjovjekovlja. Sin je učenog pravnika i pjesnika Jeronima Dominisa i majke Marije iz venecijanske obitelji Vellutelli. Obiteljsko je prezime Dominis nastalo od hipokoristika osobnog imena Dominik (Dominicijus) ili od njegovih inačica Demanja, Dominja, Domana. U literaturi se navodi da Dominisi izvode svoje porijeklo od loze krčkih knezova koji se kasnije prozvaše Frankopanima. Po majci, pripadao je i glasovitoj talijanskoj obitelji Theobaldi, iz koje je potekao i papa Grgur X. (1271. – 1276.). Rodoslovlje Dominisa, koje je oko 1600. godine sastavio sam Marko Antun de Dominis nosi naslov<text:s/></text:span><text:span text:style-name="T119">Arber Frangipana sive de Dominis</text:span><text:span text:style-name="T120">. Izvornim podacima provjereno rodoslovlje obitelji započinje od 1283. godine sa Stjepanom de Dominisom, sinom rapskog sudca. Uspinjući se u gradskoj plemićkoj i crkvenoj hijerarhiji, Dominisi postupno prelaze lokalne okvire Raba. Stječu imanja na Pagu, Cresu, Dugom otoku i Lošinju, priskrbljuju biskupsku stolicu u Jakinu (Ancona) i Velikom Varadinu (Oradea) u Ugarskoj. Postaju rapski poklisari na kraljevskom dvoru u Budimu i stječu vlastelinski naslov među plemstvom grada Zadra. Zahvaljujući ugledu na europskim dvorovima, osobito povezanosti s napuljskim i ugarskim kraljevskim dvorom, Dominisi postaju delegati carske vlasti s povlasticama kojima su se mogli služiti na čitavom teritoriju Svetog Rimskog Carstva. Carskom poveljom izdanom u Pragu 26. kolovoza 1433. godine imenovani su namjesničkim grofovima, zajedno sa svojim potomcima. Osim kao crkveni poglavari i učeni ljudi, Dominisi su se kao podanici ugarske krune i mletačkih vlasti isticali i kao ratni zapovjednici u borbama s Osmanlijama zapovijedajući kršćanskom vojskom u bitci kod Varne. Također, u dugoj tradiciji koja se prenosila s očeva na sinove, bili su zapovjednici (soprakomiti) rapske galije, i kao takvi sudjelovali i u bitci kod Levanta. Marko Antun de Dominis zasigurno je stasajući u humanističkom ozračju obiteljskog doma, u krugu moćne plemićke obitelji Dominis te sa snažnom povezanošću s tradicijom i nasljeđem, već u ranoj dobi usvojio univerzalne visoke duhovne ciljeve kojima je stremio čitav život.</text:span></text:p>
      <text:list text:style-name="LFO1" text:continue-numbering="true">
        <text:list-item>
          <text:p text:style-name="P121">Splitska katedrala sv. Dujma na Peristilu<text:s/>- Dominis kao nadbiskup u Splitu i primas Dalmacije i Hrvatske</text:p>
        </text:list-item>
      </text:list>
      <text:p text:style-name="P122"/>
      <text:p text:style-name="P123"><text:span text:style-name="T124">Za Dominisova boravka u Rimu preminuo je splitski nadbiskup Domenico Foconi. Rimska Kurija je za njegova nasljednika favorizirala udinskog dekana Marzia Andreuccija koji je tada bio u službi papina sinovca, kardinala</text:span><text:span text:style-name="T125"><text:s/>Cinzija Aldobrandinija.</text:span><text:span text:style-name="T126"><text:s/>Na molbu splitskoga Kaptola, uz pristanak gradskoga Velikog vijeća i podršku Mlečana, Dominis je uspio ishoditi imenovanje. Splitskim nadbiskupom Dominisa imenuje papa Klement VIII., 16. XI. 1602. godine<text:s/></text:span><text:span text:style-name="T127">pritom mu odredivši da Andreucciju – kojem je kao utješna nagrada dodijeljen naslov biskupa u Trogiru – kao svom protukandidatu godišnje isplaćuje „odštetu“ od petsto dukata</text:span><text:span text:style-name="T128">. <text:s/>U Splitu je uz dijecezanske poslove Dominis poučavao svećeničke kandidate matematici, logici i teologiji te pisao svoje teološke rasprave i životno djelo<text:s/></text:span><text:span text:style-name="T129">De republica ecclesiastica<text:s/></text:span><text:span text:style-name="T130">(</text:span><text:span text:style-name="T131">O crkvenoj državi</text:span><text:span text:style-name="T132">)</text:span><text:span text:style-name="T133">,</text:span><text:span text:style-name="T134"><text:s/>ali se zapleo i u nove dugotrajne sukobe. Istodobno našao se u sporu s Andreuccijem, koji je, postavši trogirskim biskupom, i dalje tražio plaćanje odštete<text:s/></text:span><text:span text:style-name="T135">pro nominandis</text:span><text:span text:style-name="T136">, a Dominis nije uspio u vezi s time dobiti potporu od Rimske Kurije kada je potkraj 1604. godine boravio u Rimu. Radilo se o vrlo visokoj svoti koja je i u prosperitetnom razdoblju dosezala trećinu ukupnih prihoda nadbiskupije, a u tom razdoblju neposredne opasnosti od Turaka i pošasti kuge koja je poharala stanovništvo i prihode bila i objektivno neostvariva, pa se Dominis s razlogom opirao teškom nametu.<text:s/></text:span></text:p>
      <text:p text:style-name="P137"><text:span text:style-name="T138">Kada je 1606. godine zbog razmirica sa splitskim Kaptolom boravio u Veneciji, zategnutost između Rimske kurije i Venecije dosegnula je vrhunac nakon<text:s/></text:span><text:bookmark-start text:name="_Hlk175331034"/><text:span text:style-name="T139">interdikta pape Pavla V. nad Republikom</text:span><text:bookmark-end text:name="_Hlk175331034"/><text:span text:style-name="T140">. Papa interdiktom između ostalog zabranjuje kleru vršenje crkvenih funkcija na mletačkom teritoriju. Dominis <text:s/>je odbio pokoriti se i stao u obranu Republike, istupivši protiv nastojanja pape da svoj autoritet nametne<text:s/></text:span><text:soft-page-break/><text:span text:style-name="T141">svjetovnoj vlasti. Dokazujući da papino miješanje u poslove svjetovne vlasti nije u skladu s crkvenim zakonima i vjerskim načelima, Dominis je dao pisani prilog toj polemici u raspravi </text:span><text:span text:style-name="T142">Dell’auttorità legitima et potestà de principi temporali nel far leggi et governare lo stato suo, contra le vane pretensioni della corte Romana<text:s/></text:span><text:span text:style-name="T143">(</text:span><text:span text:style-name="T144">O legitimnoj vlasti i moći zemaljskih knezova u donošenju zakona i upravljanju svojom državom, protiv ispraznih pretenzija rimskog dvora</text:span><text:span text:style-name="T145">), koju je uručio mletačkoj vladi 1606. godine. Dominis je već i ranije bio zapleten u spor s Kurijom u vezi uvjeta vezanih za njegovo imenovanje za splitskog nadbiskupa. Međutim njegov kritički stav prema Rimu imao je dublje korijene i izvirao je iz njegova nezadovoljstva autokratskim načinom na koji je Crkva bila vođena, korumpiranošću i nemoralom u Kuriji te iznad svega<text:s/></text:span><text:span text:style-name="T146">trgovanjem oprostima i iskorištavanjem raširenih praznovjerja kao grubim iskrivljivanjem izvornog kršćanskog nauka</text:span><text:span text:style-name="T147">.</text:span></text:p>
      <text:list text:style-name="LFO1" text:continue-numbering="true">
        <text:list-item>
          <text:p text:style-name="P148"><text:span text:style-name="T149">Dominisov sukob s Rimskom kurijom</text:span></text:p>
        </text:list-item>
      </text:list>
      <text:p text:style-name="P150"><text:s/></text:p>
      <text:p text:style-name="P151"><text:span text:style-name="T152">Rimska kurija nije opraštala buntovnom kleru i Dominis je zbog podrške koju je davao Mletačkoj Republici 1606. tijekom <text:s/>interdikta pape Pavla V. nad Republikom i nakon ukinuća interdikta 1607. <text:s/>bio izložen stalnom pritisku i osporavanju. Između 1607. i 1616. godine više puta je duže boravio u Mlecima i u jednoj se prilici zadržao čak dvije i po godine. Kao glavne razloge dugih izbivanja iz Splita navodio je potrebu da s papinskim nuncijem i mletačkim vlastima pregovara o rješenju svoga spora s trogirskim biskupom. Međutim, potajno je započeo intenzivno raditi na svom djelu<text:s/></text:span><text:span text:style-name="T153">De republica ecclesiastica<text:s/></text:span><text:span text:style-name="T154">(</text:span><text:span text:style-name="T155">O crkvenoj državi</text:span><text:span text:style-name="T156">)</text:span><text:span text:style-name="T157"><text:s/></text:span><text:span text:style-name="T158">i trebao mu je pristup u bogate mletačke biblioteke, a pripremao je za tisak i svoj fizikalni prvijenac<text:s/></text:span><text:span text:style-name="T159">De radiis visus et lucis in vitris perspectivis et iride</text:span><text:span text:style-name="T160"><text:s/>(</text:span><text:span text:style-name="T161">O zrakama vida i svjetlosti u lećama i dugi</text:span><text:span text:style-name="T162">), kojeg je većim dijelom napisao dvadesetak godina ranije. Njegove teološke preokupacije nisu nikada ugasile njegov interes za znanost. Dok oficijelno pregovara o sporu s trogirskim biskupom, najveći dio vremena provodi u istraživanju, pisanju, sređivanju svojih tekstova napisanih u Splitu, koje će ugraditi u tekst svog glavnog teološkog djela. Iste godine 1611. kada objavljuje<text:s/></text:span><text:span text:style-name="T163">De radiis visus</text:span><text:span text:style-name="T164">, dovršava pisanje prve knjige svog djela<text:s/></text:span><text:span text:style-name="T165">De republica ecclesiastica<text:s/></text:span><text:span text:style-name="T166">u kojemu će izložiti razloge svog ideološkog raskida s papinstvom.</text:span></text:p>
      <text:p text:style-name="P167">Neraspoloženje Kurije prema Dominisu još se više pooštrilo kada se u Rimu 1612. godine saznalo da splitski nadbiskup priprema opsežno teološko djelo protiv pape i politike Katoličke crkve te mu je preporučivano da odustane od pisanja. Nezadovoljan i ogorčen, Dominis je 1613. godine odlučio uzeti pomoćnika i za to je mjesto predlagao Vicka de Franceschija iz Kopra. Papinsko dopuštenje tražio je pisanim putem i nije se odazvao pozivu da dođe u Rim, vjerojatno zbog već tada opravdana straha od inkvizicije. Primivši poziv da dođe na »razgovor« u Rim slutio je najgore te se odlučio skloniti na sigurnije mjesto, pa je navodeći zdravstvene razloge, otputovao u Mletke.</text:p>
      <text:p text:style-name="P168">Isto tako, kada je spor s Andreuccijem htio riješiti njegovim ekskomuniciranjem, otišao je na početku 1614. godine u Veneciju umjesto u Rim, da tamošnjem papinu nunciju iznese svoje razloge za takav postupak. Tom je prilikom Dominis počeo pregovarati o mogućnostima svog odlaska u Englesku sa sir Dudleyem Carletonom, tadašnjim engleskim poslanikom u Veneciji i kasnijim glavnim posrednikom i organizatorom njegova odlaska u London. Kada je Rim odbio njegovu molbu da uzme pomoćnika i preporučio mu da se odrekne nadbiskupije, Dominis je to i učinio. Upravo u to vrijeme dovršavao je u splitskoj prvostolnici otvaranje istočnog zida i gradnju kora. Papa je prihvatio njegovu ostavku i u listopadu 1616. godine za splitskog nadbiskupa imenovan je Mlečanin Sforza Ponzoni.</text:p>
      <text:list text:style-name="LFO1" text:continue-numbering="true">
        <text:list-item>
          <text:p text:style-name="P169">Venecija,<text:s/>bazilika sv. Marka<text:s/>– Dominis u službi Mletačke Republike</text:p>
        </text:list-item>
      </text:list>
      <text:p text:style-name="P170"/>
      <text:soft-page-break/>
      <text:p text:style-name="P171"><text:span text:style-name="T172">Dominis je dugo godina uživao povjerenje mletačkih vlasti i podršku uz pomoć koje je izabran za senjskog biskupa, a potom</text:span><text:span text:style-name="T173"><text:s/>i</text:span><text:span text:style-name="T174"><text:s/>za splitskog nadbiskupa. <text:s/>Uzvra</text:span><text:span text:style-name="T175">tio</text:span><text:span text:style-name="T176"><text:s/>je podršku Mletačkoj Republici 1606. tijekom <text:s/>interdikta pape Pavla V. nad Republikom. Naime, kada je 1606. godine zbog razmirica sa splitskim Kaptolom boravio u Veneciji, zategnutost između Rimske kurije i Venecije dosegnula je vrhunac nakon interdikta pape Pavla V. nad Republikom. Papa interdiktom između ostalog zabranjuje kleru vršenje crkvenih funkcija na mletačkom teritoriju. Dominis <text:s/>je odbio pokoriti se i stao u obranu Republike, istupivši protiv nastojanja pape da svoj autoritet nametne svjetovnoj vlasti. Dokazujući da papino miješanje u poslove svjetovne vlasti nije u skladu s crkvenim zakonima i vjerskim načelima, Dominis je dao pisani prilog toj polemici u raspravi </text:span><text:span text:style-name="T177">Dell’auttorità legitima et potestà de principi temporali nel far leggi et governare lo stato suo, contra le vane pretensioni della corte Romana<text:s/></text:span><text:span text:style-name="T178">(</text:span><text:span text:style-name="T179">O legitimnoj vlasti i moći zemaljskih knezova u donošenju zakona i upravljanju svojom državom, protiv ispraznih pretenzija rimskog dvora</text:span><text:span text:style-name="T180">), koju je uručio mletačkoj vladi 1606. godine. Dominis je već i ranije bio zapleten u spor s Kurijom u vezi uvjeta vezanih za njegovo imenovanje za splitskog nadbiskupa. Međutim njegov kritički stav prema Rimu imao je dublje korijene i izvirao je iz njegova nezadovoljstva autokratskim načinom na koji je Crkva bila vođena, korumpiranošću i nemoralom u Kuriji te iznad svega<text:s/></text:span><text:span text:style-name="T181">trgovanjem oprostima i iskorištavanjem raširenih praznovjerja kao grubim iskrivljivanjem izvornog kršćanskog nauka</text:span><text:span text:style-name="T182">. I nakon ukinuća interdikta 1607.<text:s/></text:span><text:span text:style-name="T183">godine,</text:span><text:span text:style-name="T184"><text:s/>Dominis je bio izložen stalnom pritisku i osporavanju rimske kurije. Između 1607. i 1616. godine više puta je duže boravio u Mlecima i u jednoj se prilici zadržao čak dvije i po godine. Kao glavne razloge dugih izbivanja iz Splita navodio je potrebu da s papinskim nuncijem i mletačkim vlastima pregovara o rješenju svoga spora s trogirskim biskupom. Međutim, potajno je započeo intenzivno raditi na svom djelu<text:s/></text:span><text:span text:style-name="T185">De republica ecclesiastica<text:s/></text:span><text:span text:style-name="T186">(</text:span><text:span text:style-name="T187">O crkvenoj državi</text:span><text:span text:style-name="T188">)</text:span><text:span text:style-name="T189"><text:s/></text:span><text:span text:style-name="T190">i trebao mu je pristup u bogate mletačke biblioteke, a pripremao je za tisak i svoj fizikalni prvijenac<text:s/></text:span><text:span text:style-name="T191">De radiis visus et lucis in vitris perspectivis et iride</text:span><text:span text:style-name="T192"><text:s/>(</text:span><text:span text:style-name="T193">O zrakama vida i svjetlosti u lećama i dugi</text:span><text:span text:style-name="T194">), kojeg je većim dijelom napisao dvadesetak godina ranije. Njegove teološke preokupacije nisu nikada ugasile njegov interes za znanost. Dok oficijelno pregovara o sporu s trogirskim biskupom, najveći dio vremena provodi u istraživanju, pisanju, sređivanju svojih tekstova napisanih u Splitu, koje će ugraditi u tekst svog glavnog teološkog djela. Iste godine 1611. kada objavljuje<text:s/></text:span><text:span text:style-name="T195">De radiis visus</text:span><text:span text:style-name="T196">, dovršava pisanje prve knjige svog djela<text:s/></text:span><text:span text:style-name="T197">De republica ecclesiastica<text:s/></text:span><text:span text:style-name="T198">u kojemu će izložiti razloge svog ideološkog raskida s papinstvom.</text:span></text:p>
      <text:p text:style-name="P199">Neraspoloženje Kurije prema Dominisu još se više pooštrilo kada se u Rimu 1612. godine saznalo da splitski nadbiskup priprema opsežno teološko djelo protiv pape i politike Katoličke crkve te mu je preporučivano da odustane od pisanja. Nezadovoljan i ogorčen, Dominis je 1613. godine odlučio uzeti pomoćnika i za to je mjesto predlagao Vicka de Franceschija iz Kopra. Papinsko dopuštenje tražio je pisanim putem i nije se odazvao pozivu da dođe u Rim, vjerojatno zbog već tada opravdana straha od inkvizicije. Primivši poziv da dođe na »razgovor« u Rim slutio je najgore te se odlučio skloniti na sigurnije mjesto, pa je navodeći zdravstvene razloge, otputovao u Mletke.</text:p>
      <text:p text:style-name="P200">Isto tako, kada je spor s Andreuccijem htio riješiti njegovim ekskomuniciranjem, otišao je na početku 1614. godine u Veneciju umjesto u Rim, da tamošnjem papinu nunciju iznese svoje razloge za takav postupak. Tom je prilikom Dominis počeo pregovarati o mogućnostima svog odlaska u Englesku sa sir Dudleyem Carletonom, tadašnjim engleskim poslanikom u Veneciji i kasnijim glavnim posrednikom i organizatorom njegova odlaska u London. Kada je Rim odbio njegovu molbu da uzme pomoćnika i preporučio mu da se odrekne nadbiskupije, Dominis je to i učinio. Upravo u to vrijeme dovršavao je u splitskoj prvostolnici otvaranje istočnog zida i gradnju kora. Papa je prihvatio njegovu ostavku i u listopadu 1616. godine za splitskog nadbiskupa imenovan je Mlečanin Sforza Ponzoni.</text:p>
      <text:list text:style-name="LFO1" text:continue-numbering="true">
        <text:list-item>
          <text:p text:style-name="P201">Galileio pokazuje dalekozor Senatu Mletačke Replike<text:s text:c="2"/>- O otkriću dalekozora</text:p>
        </text:list-item>
      </text:list>
      <text:p text:style-name="P202"/>
      <text:soft-page-break/>
      <text:p text:style-name="P203"><text:span text:style-name="T204">Dalekozor kao izum bio je plod dugogodišnjih nastojanja i praktičnog otkrića. Konstrukcija je realizirana slučajno, prikladno posloženim lećama, <text:s/>a zasigurno nije nastala na temelju teorijskog razmatranja. Prvi dalekozori su djelo praktičnih majstora optičara i konstruirani su u Nizozemskoj 1608. godine. Trgovac i optičar Hans Lippershey (1570-1619) iz Middelburga prvi ga je javno prikazao u Veneciji i pokušao dobiti patent. U ljeto 1609. upravo kada je Galilei boravio u Veneciji doznao je o posjetu Lippersheya, koji je Senatu došao ponuditi novi optički instrument čudesnih mogućnosti. Galilea je impresionirao novi instrument. Planirao je preko utjecajnog znanca Paola Sarpija na neko vrijeme usporiti pregovore Nizozemca sa Senatom, kako bi imao vremena konstruirati vlastiti dalekozor s još boljim mogućnostima i ponuditi ga Senatu.<text:s/></text:span><text:span text:style-name="T205">Galilei se u svezi s dalekozorom prvo iskazao kao osoba koja ima velike vještine preciznog konstruiranja instrumenta jer u kratkom vremenu neposredno nakon što je vidio nizozemski izum, konstruirao je vlastiti dalekozor s većim povećanjem i bez skrupula prezentirao ga mletačkom duždu i Senatu kao vlastiti izum, vidjevši u tome sjajnu priliku, budući da mu je jedno drugo njegovo konstrukcijsko poboljšanje od prije postojećeg instrumenta - računskog mjerila, <text:s/>nazvanog geometrijsko-vojni šestar i zasnovanog na principu razmjernih veličina, već donosio znatan prihod. Dakle, Galilei nije bio prva osoba koja je konstruirala praktični izum za gledanje dalekih objekata – dalekozor, iako ga je predstavljao kao vlastiti izum. Pored toga što dalekozor nije bio Galileov izum, on zasigurno nije bio ni prva osoba koja je usmjerila dalekozor prema zvjezdanom nebu, jer poznato je da je prije Galileia ugledni engleski astronom Thomas Harriott prvi dalekozorom opažao i nacrtrao karte Mjeseca već u srpnju 1609. godine, a nakon toga sustavno je istraživao sunčane pjege i druge pojave. Galilei je među prvima vjerovao u moć dalekozora kao instrumenta uz kojeg će prikupiti dokaze u prilog Kopernikovoj teoriji. Kao protivnik peripatetičkih teorija i sklon Kopernikovoj teoriji nadao se uporabom dalekozora u astronomskim motrenjima naći dokaze u prilog Zemljina gibanja i heliocentričnog sustava, i pri tom ponekad nije birao načina ni sredstva a važnost njegovih otkrića koja je žurno objavljivao, promijenila je zauvijek ljudsko poimanje prirode svemira.<text:s/></text:span><text:span text:style-name="T206">Premda je dalekozor prvotno izazvao senzaciju kao instrument od iznimne važnosti zbog mogućnosti primjene u pomorstvu, ratovanju i slično, tek nešto kasnije imao je odjeka u znanstvenoj zajednici i astronomi su ga počeli sustavno koristili u astronomskim motrenjima. Izumom dalekozora u astronomiji je započela nova epoha u istraživanjima svemira. Treba istaknuti činjenicu da do susreta s nizozemskim instrumentom, Galileo se do 1609. ponajviše bavio problemima mehanike i nije se osobito zanimao za optiku, a upravo mogućnosti dalekozora su ga potaknule na intenzivna astronomska motrenja koja su ubrzo dala značajna otkrića. <text:s/>Premda je instrument izazvao senzaciju i lavinu zainteresiranih, među kojima je bio i velik broj skeptika i osporavatelja, Galileo je teorijski problem dalekozora i potrebu njegova teorijskog tumačenja ostavio po strani, usmjerivši se na njegovu primjenu u astronomiji, tako da u tom razdoblju usprkos činjenici da ga je konstruirao i koristio, <text:s/>nije znao teorijski i egzaktno rastumačiti rad novog instrumenta. O tome svjedoči njegova kratka astronomska rasprava<text:s/></text:span><text:span text:style-name="T207">Sidereus nuncius</text:span><text:span text:style-name="T208"><text:s/>(Zvjezdani glasnik), objavljena u ožujku 1610., posvećena toskanskom vojvodi Cosimu II. de‘ Mediciju i napisana s ciljem da opiše i rastumači svoja astronomska otkr</text:span><text:span text:style-name="T209">ića ostvarena uz pomoć dalekozora, kojeg samo kratko opisuje u uvodnom dijelu <text:s/>rasprave.</text:span></text:p>
      <text:p text:style-name="P210"/>
      <text:list text:style-name="LFO1" text:continue-numbering="true">
        <text:list-item>
          <text:p text:style-name="P211">Domenico Tintoretto, Portret Marka Antuna de Dominisa, Chatsworth, Devonshire Collections, ulje na platnu, bez okvira 152,6x109,5cm</text:p>
        </text:list-item>
      </text:list>
      <text:p text:style-name="P212"/>
      <text:list text:style-name="LFO1" text:continue-numbering="true">
        <text:list-item>
          <text:p text:style-name="P213"><text:span text:style-name="T214">Dominisovo životno djelo</text:span><text:span text:style-name="T215"><text:s/>De republica ecclesiastica</text:span><text:span text:style-name="T216"><text:s/>(</text:span><text:span text:style-name="T217">O crkvenoj državi</text:span><text:span text:style-name="T218">)</text:span></text:p>
        </text:list-item>
      </text:list>
      <text:p text:style-name="P219"><text:s/></text:p>
      <text:p text:style-name="P220"><text:bookmark-start text:name="_Hlk165823170"/><text:soft-page-break/><text:span text:style-name="T221">De republica ecclesiastica</text:span><text:span text:style-name="T222"><text:s/>(</text:span><text:span text:style-name="T223">O crkvenoj državi</text:span><text:span text:style-name="T224">)<text:s/></text:span><text:bookmark-end text:name="_Hlk165823170"/><text:span text:style-name="T225">monumentalna je teološka rasprava splitskog nadbiskupa Marka Antuna de Dominisa.<text:s/></text:span><text:span text:style-name="T226">Prema izvornom autorovu naumu trebala je obuhvaćati deset knjiga, no tiskano ih je samo osam, u tri glomazna sveska – prvi svezak, koji je sadržavao prve četiri knjige, objavio je John Bill 1617. godine u Londonu, drugi, s petom i šestom knjigom, tiskan je u tiskari Johannesa Fridrika Weissa 1620. godine u Frankfurtu, a posljednji je svezak, sa sedmom i devetom knjigom, izdan je dvije godine kasnije u Hanau.<text:s/></text:span><text:span text:style-name="T227">Bez nenumeriranih pratećih kazala djelo obaseže 1689 stranica s po dva stupca i 70 redaka.<text:s/></text:span></text:p>
      <text:p text:style-name="P228"><text:span text:style-name="T229">Podrobni prikaz koncepcije i sadržaja svih planiranih deset knjiga<text:s/></text:span><text:span text:style-name="T230">Crkvene države</text:span><text:span text:style-name="T231"><text:s/>Dominis izlaže u djelu u kojemu izlaže razloge svoga odlaska iz Italije, objavljenom 1616. godine u Londonu, što je posebice značajno zbog činjenice da osma i deseta knjiga nikada nisu tiskane. Prva se bavi analizom ustrojstva i jurisdikcije idealne »crkvene države«, koja bi po autorovu mišljenju trebala poslužiti kao uzor za temeljitu reformu Rimokatoličke Crkve. U drugoj se raspravlja o položaju i djelovanju biskupa i ostalih crkvenih službenika, te značenju svetoga reda. Treća donosi opis biskupske hijerarhije te tumačenje autoriteta nadbiskupa, primasa i patrijarha. Četvrta je knjiga posvećena posebno osjetljivom teološkom pitanju – primatu pape i Rimske Crkve, dok u petoj autor raščlanjuje prirodu crkvene vlasti te iznosi svoj stav glede sakramenata i cenzura. Šesta knjiga donosi usporednu analizu crkvene duhovne i laičke svjetovne vlasti, pri čemu Dominis Crkvi osporava svaku ovlast u svjetovnoj sferi. U sedmoj knjizi opisuje unutrašnju upravu crkve te raspravlja o ovlastima crkve i pape u teološko-dogmatskim pitanjima, o crkvenim saborima, krivovjerjima i raskolima, a u devetoj knjizi, posljednjoj objavljenoj, piše o svjetovnim dobrima crkve i njihovoj upravi te se ujedno bavi se i pitanjima desetine, beneficija, zloupotrebama crkvenih prihoda, mirovinama, nadarbinama i oporukama klerika. Osma je knjiga trebala tematizirati izvanjsku crkvenu upravu, crkveno zakonodavstvo i sudsku vlast, obvezu obdržavanja kanona, oproste, propise za postove, molitve i slično, dok je u desetoj njizi Dominis namjeravao pružiti tumačenje crkvene slobode i planirao obraditi i pitanje crkvenih povlastica i njihovih zloupotreba, izuzeća, podložnosti monaha i redovnika i slično.</text:span></text:p>
      <text:p text:style-name="P232"/>
      <text:p text:style-name="P233">Iz predgovora, upućenoga »zboru biskupa svete Katoličke crkve« mogu se iščitati temeljna polazišta Dominisove kritike Katoličke crkve, da bi se potom, u pojedinačnim knjigama, izložila sustavna argumentacija s osloncem na autoritet sv. Pisma, crkvenih otaca (npr. Ciprijan, Jeronim, sv. Ivan Zlatousti), crkvenih kanona, koncilskih zaključaka i ostalih tradicijskih spisa. Autorova je temeljna intencija povratiti Katoličku crkvu njezinu izvornom liku Crkve Kristove, što smatra nužnim preduvjetom za ostvarenje ireničkoga cilja – prevladavanju konfesionalnih sukoba i uspostavi jedinstva svih kršćanskih crkvi. S osloncem na dogmatske i ideološko-političke zasade episkopalizma, Dominis nastoji osporiti papinski primat, koji smatra protupravnom uzurpacijom stranom originalnom duhu nauka Kristove Crkve, nudeći kao alternativu demokratičniji oblik biskupske uprave. Sukladno tome kritizira simoniju, nepotizam i ostale crkvene zloupotrebe, smatrajući da bi se papinske ovlasti, kao i ovlasti s njime izjednačenih patrijarha, trebale odnositi isključivo na duhovnu domenu. Držeći da bi reformom Crkve prema tvrdnjama koje je iznio konačno bile ukinute i posljednje prepreke sjedinjenju svih kršćanskih crkava, za tu ideju u sedmoj knjizi nastoji mobilizirati svjetovne vladare. Jednako tako promovira ideal siromaštva prvotne crkve, apelirajući na dužnosnike Rimokatoličke crkve da se odreknu materijalnih dobara. Takvom radikalnom distinkcijom između sakralnoga i svjetovnoga Dominisova se teološka misao izravno naslanja na ideološke zasade augustinovske tradicije.</text:p>
      <text:p text:style-name="P234"><text:span text:style-name="T235">U svojoj se vehementnoj argumentaciji Dominis posebice kritički obara na stavove dvojice eminentnih reformnokatoličkih teologa, C. Baronija i R. Bellarmina, priklanjajući se stavovima Georgea Cassandera i ostalih suvremenih ireničkih teologa. Zbog iznošenja neortodoksnih eklezijalno-dogmatskih nazora bliskih protestantizmu, Dominisova je<text:s/></text:span><text:span text:style-name="T236">Crkvena država</text:span><text:span text:style-name="T237"><text:s/>neposredno po objavljivanju stavljena na rimski<text:s/></text:span><text:soft-page-break/><text:span text:style-name="T238">Indeks zabranjenih knjiga, a izazvala je i val polemičkih pamfleta u gotovo čitavoj Europi. Istodobno autoru priskrbljuje počasni doktorat teologije na sveučilištu u Cambridgeu.</text:span></text:p>
      <text:p text:style-name="P239"><text:span text:style-name="T240">U formalnom pogledu ovo de Dominisovo djelo slijedi uvriježene žanrovske obrasce polemičke teološke rasprave. Kao specifično obilježje njegove retoričke strukture valja izdvojiti naglašenu autorefleksivnost autorske instance što se očituje ne samo na razini argumentacije, nego i u brojnim metatekstualnim ekskursima. Gledano u cjelini, Marko Antun de Dominis se u<text:s/></text:span><text:span text:style-name="T241">Crkvenoj državi</text:span><text:span text:style-name="T242"><text:s text:c="2"/>iskazao kao vrstan retoričar čiji diskurs objedinjuje najkvalitetnije konceptualne i stilske zasade antičke polemike i katoličke kontroverzistike. Osim toga, njegova se reformistička teologija s pravom može ubrojiti u sam vrh kasnohumanističke europske irenike.</text:span></text:p>
      <text:p text:style-name="P243"><text:span text:style-name="T244">18.</text:span><text:span text:style-name="T245"><text:s/></text:span><text:span text:style-name="T246"><text:s/></text:span><text:span text:style-name="T247">Windsor – kralj dodjeljuje Dominisu titulu dekana kraljevskog kaptola u Windsoru</text:span></text:p>
      <text:p text:style-name="P248"/>
      <text:p text:style-name="P249"/>
      <text:p text:style-name="P250">Svečano dočekan, Dominis se smjestio u palači Lambeth canterburyjskog nadbiskupa Georga Abbota i uživao osobitu naklonost kralja Jakova I., koji je cijenio političku i diplomatsku vrijednost od prisutnosti istaknutog rimokatoličkog prebjega. London u tom razdoblju živi bogatim kulturnim, političkim <text:s/>javnim životom. Upriličuju se javne teološke rasprave na kojima se diskutira o pravima i ovlastima papa i kraljeva za široku publiku od posebnog interesa zbog svojih direktnih političkih implikacija. Engleska tada proživljava razdoblje kulturnog, gospodarskog i političkog uzleta, vrijeme je to velikana poput Shakespearea, Francisa Bacona i niza utemeljitelja moderne znanosti, stoljeće kada je engleski stvaralački genij iskovao ideje i jezik koji će ući u temelje moderne europske civilizacije.<text:s/></text:p>
      <text:p text:style-name="P251"><text:span text:style-name="T252">Odmah po dolasku, Dominis počinje pripremati za tisak svoje kapitalno djelo<text:s/></text:span><text:span text:style-name="T253">De republica ecclesiastica<text:s/></text:span><text:span text:style-name="T254">(</text:span><text:span text:style-name="T255">O crkvenoj državi</text:span><text:span text:style-name="T256">). Potkraj rujna ili na početku listopada 1617. godine izišao je prvi svezak i izazvao snažan dojam i mnoge komentare u čitavoj Europi, rimsku zabranu čitanja i mnoštvo polemičnih spisa i pamfleta. Dominis, tada odlazi u posjetu engleskim sveučilištima i u Cambridgeu mu je svečano dodijeljen doktorat iz teologije, čime je postao prvi Hrvat koji je dobio tu titulu na nekom engleskom sveučilištu. Potkraj 1617. godine, počeo je držati propovijedi u talijanskoj crkvi u Londonu (Mercers’ Chapel), a prva od njih, održana 30. studenoga, prve nedjelje u Adventu, bila je odmah tiskana u tri verzije, na talijanskom, latinskom i engleskom jeziku. Iako je već po dolasku dobio neke prihode, tek 25. ožujka 1618. godine dodijeljena mu je titula<text:s/></text:span><text:span text:style-name="T257">Master of Savoy</text:span><text:span text:style-name="T258"><text:s/>(</text:span><text:span text:style-name="T259">ravnateljsko mjesto u zadužbini Savoy</text:span><text:span text:style-name="T260">), čime je kao vlastitu rezidenciju dobio palaču Savoy, i nedugo zatim 13. svibnja 1618. godine kralj mu na iznenađenje mnogih engleskih prelata dodjeljuje titulu dekana kraljevskog kaptola u Windsoru, čime je postao kraljev privatni kapelan. To je snažno uzdiglo njegov socijalni profil, ugled i utjecaj a nosilo je i velik redovit prihod. Imenovanjem je stekao položaj koji je bio u rangu biskupa i osigurao mu mjesto na dvoru, a kao uvjet morao je položiti formalnu prisegu kralju, prihvaćajući njegovu vrhovnu jurisdikciju ne samo u svjetovnim već i u crkvenim pitanjima. Smatralo se da je tom je prisegom,<text:s/></text:span><text:span text:style-name="T261">de facto</text:span><text:span text:style-name="T262"><text:s/>postao članom Anglikanske crkve. Mletački poslanik je u izvješću kojim obavještava o događanjima na engleskom dvoru zapisao da je na dvorskoj svečanosti u ceremoniji Reda podvezice (</text:span><text:span text:style-name="T263">Order of the Garter</text:span><text:span text:style-name="T264">) uz kralja i brojne lordove, stajao ogrnut crvenim biskupskim plaštem koji je sezao do poda i »bivši splitski nadbiskup koji danomice napreduje u naklonosti i cijeni zbog svojih knjiga, koje su uvelike po volji kralju«.</text:span></text:p>
      <text:p text:style-name="P265"><text:span text:style-name="T266">19.</text:span><text:span text:style-name="T267"><text:s/>Engleski kralj Jakov I. <text:s/>– Dominis postaje kraljev privati kapelan<text:s/></text:span></text:p>
      <text:p text:style-name="P268"/>
      <text:p text:style-name="P269">Svečano dočekan, Dominis se smjestio u palači Lambeth canterburyjskog nadbiskupa Georga Abbota i uživao osobitu naklonost kralja Jakova I., koji je cijenio političku i diplomatsku vrijednost od prisutnosti istaknutog rimokatoličkog prebjega. London u tom razdoblju živi bogatim kulturnim, političkim <text:s/>javnim životom. Upriličuju se javne teološke rasprave na kojima se diskutira o pravima i ovlastima papa i<text:s/><text:soft-page-break/>kraljeva za široku publiku od posebnog interesa zbog svojih direktnih političkih implikacija. Engleska tada proživljava razdoblje kulturnog, gospodarskog i političkog uzleta, vrijeme je to velikana poput Shakespearea, Francisa Bacona i niza utemeljitelja moderne znanosti, stoljeće kada je engleski stvaralački genij iskovao ideje i jezik koji će ući u temelje moderne europske civilizacije.<text:s/></text:p>
      <text:p text:style-name="P270"><text:span text:style-name="T271">Odmah po dolasku, Dominis počinje pripremati za tisak svoje kapitalno djelo<text:s/></text:span><text:span text:style-name="T272">De republica ecclesiastica<text:s/></text:span><text:span text:style-name="T273">(</text:span><text:span text:style-name="T274">O crkvenoj državi</text:span><text:span text:style-name="T275">). Potkraj rujna ili na početku listopada 1617. godine izišao je prvi svezak i izazvao snažan dojam i mnoge komentare u čitavoj Europi, rimsku zabranu čitanja i mnoštvo polemičnih spisa i pamfleta. Dominis, tada odlazi u posjetu engleskim sveučilištima i u Cambridgeu mu je svečano dodijeljen doktorat iz teologije, čime je postao prvi Hrvat koji je dobio tu titulu na nekom engleskom sveučilištu. Potkraj 1617. godine, počeo je držati propovijedi u talijanskoj crkvi u Londonu (Mercers’ Chapel), a prva od njih, održana 30. studenoga, prve nedjelje u Adventu, bila je odmah tiskana u tri verzije, na talijanskom, latinskom i engleskom jeziku. Iako je već po dolasku dobio neke prihode, tek 25. ožujka 1618. godine dodijeljena mu je titula<text:s/></text:span><text:span text:style-name="T276">Master of Savoy</text:span><text:span text:style-name="T277"><text:s/>(</text:span><text:span text:style-name="T278">ravnateljsko mjesto u zadužbini Savoy</text:span><text:span text:style-name="T279">), čime je kao vlastitu rezidenciju dobio palaču Savoy, i nedugo zatim 13. svibnja 1618. godine kralj mu na iznenađenje mnogih engleskih prelata dodjeljuje titulu dekana kraljevskog kaptola u Windsoru, čime je postao kraljev privatni kapelan. To je snažno uzdiglo njegov socijalni profil, ugled i utjecaj a nosilo je i velik redovit prihod. Imenovanjem je stekao položaj koji je bio u rangu biskupa i osigurao mu mjesto na dvoru, a kao uvjet morao je položiti formalnu prisegu kralju, prihvaćajući njegovu vrhovnu jurisdikciju ne samo u svjetovnim već i u crkvenim pitanjima. Smatralo se da je tom je prisegom,<text:s/></text:span><text:span text:style-name="T280">de facto</text:span><text:span text:style-name="T281"><text:s/>postao članom Anglikanske crkve. Mletački poslanik je u izvješću kojim obavještava o događanjima na engleskom dvoru zapisao da je na dvorskoj svečanosti u ceremoniji Reda podvezice (</text:span><text:span text:style-name="T282">Order of the Garter</text:span><text:span text:style-name="T283">) uz kralja i brojne lordove, stajao ogrnut crvenim biskupskim plaštem koji je sezao do poda i »bivši splitski nadbiskup koji danomice napreduje u naklonosti i cijeni zbog svojih knjiga, koje su uvelike po volji kralju«.</text:span></text:p>
      <text:p text:style-name="P284"><text:span text:style-name="T285">20.<text:s/></text:span><text:span text:style-name="T286">Povratak u Rimu – u rukama inkvizicije zatoče u Ađeoskoj tvrđavi</text:span></text:p>
      <text:p text:style-name="P287"/>
      <text:p text:style-name="P288"><text:span text:style-name="T289">Potkraj travnja 1622. godine Dominis napušta Englesku u pratnji Schwarzenberga, imperijalnog poslanika njemačko-rimskog cara u Pragu i s njim odlazi u Bruxelles. Gost je papinskoga nuncija i tu ga čeka papin<text:s/></text:span><text:span text:style-name="T290">Breve</text:span><text:span text:style-name="T291"><text:s/>datiran 8. siječnja 1622. <text:s/>godine u kojem ga papa potiče da se što prije vrati<text:s/></text:span><text:span text:style-name="T292">ex tabernaculis impiorum</text:span><text:span text:style-name="T293">, iz kuća bezbožnika, te mu obećava milosrđe i apostolski blagoslov. Međutim <text:s/>morao je prvo biti ispitan pred nuncijem i dva svjedoka, a potom se »od svoje slobodne volje« javno pokajati o čemu je načinjen zapisnik. Zatim je preko Francuske i Švicarske stigao u Rim. Pokajnički povratak jednog tako istaknutog prelata i apostate imao je za Rimokatoličku crkvu veliku duhovnu i političku vrijednost, pa pokajničko priznanje u Bruxellesu nije bilo dovoljno.<text:s/></text:span></text:p>
      <text:p text:style-name="P294"><text:span text:style-name="T295">Stoga se Dominis 29. listopada 1622. godine, u Rimu javno pokajao i dobio papino oproštenje, a tražilo se i da u posebnom spisu povuče svoje ranije optužbe protiv Rimokatoličke crkve i javno osudi sve oblike protestantske hereze. To je objavio početkom 1623. u knjižici<text:s/></text:span><text:span text:style-name="T296">Marcus Antonius de Dominis, Archiepiscopus Spalatensis, sui reditus ex Anglia consilium exponit<text:s/></text:span><text:span text:style-name="T297">(</text:span><text:span text:style-name="T298">Marko Antun de Dominis, splitski nadbiskup, objašnjava plan povratka iz Engleske</text:span><text:span text:style-name="T299">), u kojoj piše o razlozima koji su ga naveli da napusti Englesku.<text:s/></text:span></text:p>
      <text:p text:style-name="P300">Time je izgledalo sve riješeno, ali iste godine u srpnju umire papa Grgur XV., a njegov nasljednik papa Urban VIII. nakon nekoliko mjeseci uz pomoć Inkvizicije pokreće nastavak istrage protiv Dominisa. Utamničen je od mjeseca travnja 1624. godine u Anđeoskoj tvrđavi iz koje neće izići živ. Dominis je u rujnu nenadano obolio i umro. Star i bolestan u svojoj tamničkoj muci morao je priželjkivati smrt kao izbavljenje. Dominisovo tijelo bilo je smješteno u mrtvačnicu, gdje je ostalo do svršetka procesa 21.<text:s/><text:soft-page-break/>prosinca 1624. godine, kada je posmrtno izrečena osuda u crkvi Santa Maria sopra Minerva kojom je proglašen krivim. Prema osudi Inkvizicije koja glasi: »Osuđujemo uspomenu umrlog Marka Antonija de Dominisa, bivšega splitskog nadbiskupa, na vječnu sramotu, lišavamo ga svih časti, funkcija i beneficija, konfisciramo sve njegove posjede i dobra u korist Sv. Oficija. Izbacujemo njegovu uspomenu, njegovo ovdje prisutno zadržano tijelo, njegovu sliku i njegove spise iz Crkve, čijeg se milosrđa on za života pokazao nedostojnim, ... te tražimo da njegovi spisi budu javno spaljeni«, inkvizicijskom je odredbom Dominisov leš izvađen iz lijesa, provučen ulicama Rima a potom javno spaljen zajedno s njegovom slikom i knjige na rimskom Cvjetnom trgu, a potom pepeo bačen u Tiber. Poput mnogih velikih idealista i vizionara u raskoraku s vlastitim vremenom završio je prezren i odbačen od sviju.</text:p>
      <text:p text:style-name="P301"><text:span text:style-name="T302">21.<text:s/></text:span><text:span text:style-name="T303">Windsor – Dominisovi novi problemi na obzoru</text:span></text:p>
      <text:p text:style-name="P304"/>
      <text:p text:style-name="P305"><text:span text:style-name="T306">Dominisov nagli uspon izazvao je neprijateljstvo i zavist okoline, a time započinju njegovi novi problemi. Imenovanje za windsorskog dekana bilo je vrhunac njegova uspona i početak njegova dramatičnog pada. Njegove teološke ideje o fundamentalnom jedinstvu crkve ne prolaze dobro kod radikalnih protestanata koji ne žele čuti o rimskom katoličanstvu. Najveći dio slobodna vremena Dominis posvećuje pisanju i već iste godine kada je imenovan dekanom, 1618., izdaje knjižicu koju je započeo pisati još za vrijeme svog boravka u Heidelbergu, pod naslovom<text:s/></text:span><text:span text:style-name="T307">Scogli del christiano</text:span><text:span text:style-name="T308"><text:s/></text:span><text:span text:style-name="T309">naufragio<text:s/></text:span><text:span text:style-name="T310">(</text:span><text:span text:style-name="T311">Hridine kršćanskog brodoloma)</text:span><text:span text:style-name="T312">, u kojoj razvija i dopunjava argumente protiv papinstva te priprema za tisak Sarpijevo djelo<text:s/></text:span><text:span text:style-name="T313">Istoria del Concilio Tridentino</text:span><text:span text:style-name="T314">,</text:span><text:span text:style-name="T315"><text:s/>koju objavljuje 1619. godine prvo na talijanskom a potom i na engleskom jeziku, pod imenom Pietro Soave Polano, što je anagram Sarpijeva imena.<text:s/></text:span></text:p>
      <text:p text:style-name="P316"><text:span text:style-name="T317">Unatoč postignutim počastima i blagostanju, nove političke struje i okolnosti u osvit Tridesetogodišnjeg rata, dovode do toga da <text:s/>Dominisov ugled na dvoru počinje slabiti. Njegov položaj ovisio je isključivo o kraljevoj naklonosti i dobroj volji. Situacija se pogoršala prilikom diplomatskih pregovora o planiranom englesko-španjolskom kraljevskom braku, što je u političkom pogledu značilo neizbježno poboljšanje odnosa Engleske s Katoličkom crkvom. Dok zabrinuto prati razvoj događaja, Dominis traži način da s papom stupi u kontakt i vodi intenzivnu prepisku s prijateljima u Mletcima, posebno s Paolom Sarpijem. Godine 1621. stupio je u vezu sa španjolskim poslanikom u Londonu Gondmarom, koji je uspio ostvariti dugo pripremanu i dobro smišljenu nakanu inkvizicije da namami Dominisa u Rim. Na Dominisovu odluku da napusti Englesku utjecalo je 1621. godine ustoličenje novoga pape Grgura XV. (Alessandro Ludovisi), koji je prethodno bio njegov učitelj i prijatelj. Odlučivši se za odlazak, Dominis piše 16. I. 1622. godine kralju Jakovu pismo u kojemu ga izvješćuje da je pozvan u Rim od samog pape i ujedno traži od njega dopuštenje za odlazak. Kralj je bio krajnje indigniran tom Dominisovom odlukom pa mu je zabranio pristup na dvor. Da bi raščistio spor i saznao prave Dominisove namjere, poslao je 31. siječnja 1622. godine londonskog i durhamskog biskupa i dekana winchesterskog da u njegovo ime ispitaju Dominisa. Dominisov pokušaj da kralja privoli na mogućnost sjedinjenja s Katoličkom crkvom rezultirao je kraljevom naredbom da u roku od dvadeset dana zauvijek napusti Englesku. Dominis 23. ožujka 1622. godine podnosi ostavku na ravnateljsko mjesto u zadužbini Savoy, a ubrzo zatim i na položaj windsorskog dekana. Njegov boravak u Engleskoj završava u kaosu optužaba i rekriminacija. Engleski službenici mu oduzimaju imovinu<text:s/></text:span><text:span text:style-name="T318">uz optužbe da je nezakonito prisvojio neko zlato i srebro te da je iznosom gotovog novca koji je namjeravao iznijeti iz zemlje prekršio carinske propise</text:span><text:span text:style-name="T319">. Radilo se o zakonito stečenom novcu i darovima, koja su mu na Dominisovu pisanu pritužbu poslanu iz Bruxellesa, prema kraljevoj naredbi i vraćena.</text:span></text:p>
      <text:p text:style-name="P320"><text:span text:style-name="T321">22.<text:s/></text:span><text:span text:style-name="T322">Splitska katedrala sv. Dujma – O Dominisovom duhovnom nasljeđu</text:span></text:p>
      <text:p text:style-name="P323"/>
      <text:soft-page-break/>
      <text:p text:style-name="P324"><text:span text:style-name="T325">Za Dominisa je postojalo jedno bitno pitanje – povijesna uloga Crkve u vremenu širenja reformacije i kada je Europa vjerski, duhovno i politički bila dezintegrirana. Svi Dominisovi teološki, politički i životni nesporazumi, a i okvir i bit cjelokupnoga njegova opusa, izviru iz osnovnoga stava da Crkva više <text:s/>nije ostvarenje izvorne zamisli Kristove, da je postala previše svjetovna na štetu svoje duhovne biti, a glavni uzrok tome vidi u papinu primatu, koji proglašava protupravnom uzurpacijom i poriče ga kao tuđa izvornom kršćanstvu. Cjelokupnu kritiku Crkve temelji na sustavnom proučavanju Svetog pisma, patristike, crkvenih kanona, zaključaka starih koncila i ostalih tradicijskih kršćanskih izvora. Tražeći način kojim bi Crkva trebala reformirati svoj pojavni oblik, primjereniji njenoj duhovnoj naravi, <text:s/>Dominis rješenje nalazi u njezinu pročišćenju od svega svjetovnog. Dominisov put zacrtan je idejom sjedinjenja svih religija, odnosno crkveih institucija jer drži da bi se kreativnim pomirenjem<text:s/></text:span><text:span text:style-name="T326">tada postojećih kršćanskih denominacija</text:span><text:span text:style-name="T327"><text:s/>maksimalno približilo izvornim patrističkim koncepcijama o djelovanju Crkve <text:s/>kao širiteljice Kristova nauka. On inzistira na povratku temeljima kršćanstva jer drži da samo duhovne zajednice osnovane na demokratskim načelima prvotnoga kršćanstva mogu dovesti ljude do mira i slobode. Izmirenje i sjedinjenje svih crkava Dominis postavlja kao svrhu i krajnji cilj svog djelovanja, jer samo mir i jedinstvo među svim crkvama i kršćanskim narodima, temeljeni na osnovnim idejama Istine, Ljubavi i Slobode, jesu ono što omogućuje smislen i svrhovit život i za pojedica i za ljudsku zajednicu.<text:s/></text:span></text:p>
      <text:p text:style-name="P328"/>
      <text:p text:style-name="P329"/>
      <text:p text:style-name="P3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aslov1" style:display-name="Naslov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Naslov2" style:display-name="Naslov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Naslov3" style:display-name="Naslov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Naslov4" style:display-name="Naslov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Naslov5" style:display-name="Naslov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Naslov6" style:display-name="Naslov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slov7" style:display-name="Naslov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Naslov8" style:display-name="Naslov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slov9" style:display-name="Naslov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Zadanifontodlomka" style:display-name="Zadani font odlomka" style:family="text"/>
    <style:style style:name="Naslov1Char" style:display-name="Naslov 1 Char" style:family="text" style:parent-style-name="Zadanifontodlomka">
      <style:text-properties style:font-name="Calibri Light" style:font-name-asian="Times New Roman" style:font-name-complex="Times New Roman" fo:color="#2F5496" fo:font-size="20pt" style:font-size-asian="20pt" style:font-size-complex="20pt"/>
    </style:style>
    <style:style style:name="Naslov2Char" style:display-name="Naslov 2 Char" style:family="text" style:parent-style-name="Zadanifontodlomka">
      <style:text-properties style:font-name="Calibri Light" style:font-name-asian="Times New Roman" style:font-name-complex="Times New Roman" fo:color="#2F5496" fo:font-size="16pt" style:font-size-asian="16pt" style:font-size-complex="16pt"/>
    </style:style>
    <style:style style:name="Naslov3Char" style:display-name="Naslov 3 Char" style:family="text" style:parent-style-name="Zadanifontodlomka">
      <style:text-properties style:font-name-asian="Times New Roman" style:font-name-complex="Times New Roman" fo:color="#2F5496" fo:font-size="14pt" style:font-size-asian="14pt" style:font-size-complex="14pt"/>
    </style:style>
    <style:style style:name="Naslov4Char" style:display-name="Naslov 4 Char" style:family="text" style:parent-style-name="Zadanifontodlomka">
      <style:text-properties style:font-name-asian="Times New Roman" style:font-name-complex="Times New Roman" fo:font-style="italic" style:font-style-asian="italic" style:font-style-complex="italic" fo:color="#2F5496"/>
    </style:style>
    <style:style style:name="Naslov5Char" style:display-name="Naslov 5 Char" style:family="text" style:parent-style-name="Zadanifontodlomka">
      <style:text-properties style:font-name-asian="Times New Roman" style:font-name-complex="Times New Roman" fo:color="#2F5496"/>
    </style:style>
    <style:style style:name="Naslov6Char" style:display-name="Naslov 6 Char" style:family="text" style:parent-style-name="Zadanifontodlomka">
      <style:text-properties style:font-name-asian="Times New Roman" style:font-name-complex="Times New Roman" fo:font-style="italic" style:font-style-asian="italic" style:font-style-complex="italic" fo:color="#595959"/>
    </style:style>
    <style:style style:name="Naslov7Char" style:display-name="Naslov 7 Char" style:family="text" style:parent-style-name="Zadanifontodlomka">
      <style:text-properties style:font-name-asian="Times New Roman" style:font-name-complex="Times New Roman" fo:color="#595959"/>
    </style:style>
    <style:style style:name="Naslov8Char" style:display-name="Naslov 8 Char" style:family="text" style:parent-style-name="Zadanifontodlomka">
      <style:text-properties style:font-name-asian="Times New Roman" style:font-name-complex="Times New Roman" fo:font-style="italic" style:font-style-asian="italic" style:font-style-complex="italic" fo:color="#272727"/>
    </style:style>
    <style:style style:name="Naslov9Char" style:display-name="Naslov 9 Char" style:family="text" style:parent-style-name="Zadanifontodlomka">
      <style:text-properties style:font-name-asian="Times New Roman" style:font-name-complex="Times New Roman" fo:color="#272727"/>
    </style:style>
    <style:style style:name="Naslov" style:display-name="Naslov"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NaslovChar" style:display-name="Naslov Char" style:family="text" style:parent-style-name="Zadanifontodlomka">
      <style:text-properties style:font-name="Calibri Light" style:font-name-asian="Times New Roman" style:font-name-complex="Times New Roman" fo:letter-spacing="-0.0069in" style:letter-kerning="true" fo:font-size="28pt" style:font-size-asian="28pt" style:font-size-complex="28pt"/>
    </style:style>
    <style:style style:name="Podnaslov" style:display-name="Podnaslov" style:family="paragraph" style:parent-style-name="Normal" style:next-style-name="Normal">
      <style:text-properties style:font-name-asian="Times New Roman" fo:color="#595959" fo:letter-spacing="0.0104in" fo:font-size="14pt" style:font-size-asian="14pt" style:font-size-complex="14pt" fo:hyphenate="false"/>
    </style:style>
    <style:style style:name="PodnaslovChar" style:display-name="Podnaslov Char" style:family="text" style:parent-style-name="Zadanifontodlomka">
      <style:text-properties style:font-name-asian="Times New Roman" style:font-name-complex="Times New Roman" fo:color="#595959" fo:letter-spacing="0.0104in" fo:font-size="14pt" style:font-size-asian="14pt" style:font-size-complex="14pt"/>
    </style:style>
    <style:style style:name="Citat" style:display-name="C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Char" style:display-name="Citat Char" style:family="text" style:parent-style-name="Zadanifontodlomka">
      <style:text-properties fo:font-style="italic" style:font-style-asian="italic" style:font-style-complex="italic" fo:color="#404040"/>
    </style:style>
    <style:style style:name="Odlomakpopisa" style:display-name="Odlomak popisa" style:family="paragraph" style:parent-style-name="Normal">
      <style:paragraph-properties style:contextual-spacing="true" fo:margin-left="0.5in">
        <style:tab-stops/>
      </style:paragraph-properties>
      <style:text-properties fo:hyphenate="false"/>
    </style:style>
    <style:style style:name="Jakoisticanje" style:display-name="Jako isticanje" style:family="text" style:parent-style-name="Zadanifontodlomka">
      <style:text-properties fo:font-style="italic" style:font-style-asian="italic" style:font-style-complex="italic" fo:color="#2F5496"/>
    </style:style>
    <style:style style:name="Naglašencitat" style:display-name="Naglašen citat"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NaglašencitatChar" style:display-name="Naglašen citat Char" style:family="text" style:parent-style-name="Zadanifontodlomka">
      <style:text-properties fo:font-style="italic" style:font-style-asian="italic" style:font-style-complex="italic" fo:color="#2F5496"/>
    </style:style>
    <style:style style:name="Istaknutareferenca" style:display-name="Istaknuta referenca" style:family="text" style:parent-style-name="Zadanifontodlomka">
      <style:text-properties fo:font-weight="bold" style:font-weight-asian="bold" style:font-weight-complex="bold" fo:font-variant="small-caps" fo:color="#2F5496" fo:letter-spacing="0.0034in"/>
    </style:style>
    <style:style style:name="cf01" style:display-name="cf01" style:family="text" style:parent-style-name="Zadanifontodlomka">
      <style:text-properties style:font-name="Segoe UI" style:font-name-complex="Segoe UI" fo:font-size="9pt" style:font-size-asian="9pt" style:font-size-complex="9pt"/>
    </style:style>
    <style:style style:name="Tekstfusnote" style:display-name="Tekst fusnote" style:family="paragraph" style:parent-style-name="Normal">
      <style:paragraph-properties fo:margin-bottom="0in" fo:line-height="100%"/>
      <style:text-properties fo:font-size="10pt" style:font-size-asian="10pt" style:font-size-complex="10pt" fo:hyphenate="false"/>
    </style:style>
    <style:style style:name="TekstfusnoteChar" style:display-name="Tekst fusnote Char" style:family="text" style:parent-style-name="Zadanifontodlomka">
      <style:text-properties fo:font-size="10pt" style:font-size-asian="10pt" style:font-size-complex="10pt"/>
    </style:style>
    <style:style style:name="Referencafusnote" style:display-name="Referenca fusnote" style:family="text" style:parent-style-name="Zadanifontodlomka">
      <style:text-properties style:text-position="super 63.6%"/>
    </style:style>
    <style:style style:name="Hiperveza" style:display-name="Hiperveza" style:family="text" style:parent-style-name="Zadanifontodlomka">
      <style:text-properties fo:color="#0000FF" style:text-underline-type="single" style:text-underline-style="solid" style:text-underline-width="auto" style:text-underline-mode="continuous" style:text-underline-color="font-color"/>
    </style:style>
    <text:notes-configuration text:note-class="footnote" text:citation-style-name="Referencafusnote" text:citation-body-style-name="Referencafus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Žarko Dadić</meta:initial-creator>
    <dc:creator>Žarko Dadić</dc:creator>
    <meta:creation-date>2024-08-23T16:01:00Z</meta:creation-date>
    <dc:date>2024-08-24T04:16:00Z</dc:date>
    <meta:template xlink:href="Normal" xlink:type="simple"/>
    <meta:editing-cycles>24</meta:editing-cycles>
    <meta:editing-duration>PT5400S</meta:editing-duration>
    <meta:document-statistic meta:page-count="13" meta:paragraph-count="99" meta:word-count="7455" meta:character-count="49851" meta:row-count="354" meta:non-whitespace-character-count="42495"/>
  </office:meta>
</office:document-meta>
</file>